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c6909" officeooo:paragraph-rsid="001c6909"/>
    </style:style>
    <style:style style:name="P2" style:family="paragraph" style:parent-style-name="Standard">
      <style:text-properties officeooo:rsid="001c6909" officeooo:paragraph-rsid="001c6909" fo:background-color="#cc3300"/>
    </style:style>
    <style:style style:name="P3" style:family="paragraph" style:parent-style-name="Standard">
      <style:text-properties officeooo:rsid="001c6909" officeooo:paragraph-rsid="001c6909" fo:background-color="#33ff99"/>
    </style:style>
    <style:style style:name="T1" style:family="text">
      <style:text-properties fo:background-color="#ff6600" loext:char-shading-value="0"/>
    </style:style>
    <style:style style:name="T2" style:family="text">
      <style:text-properties fo:background-color="#ff6600" loext:char-shading-value="0"/>
    </style:style>
    <style:style style:name="T3" style:family="text">
      <style:text-properties fo:background-color="#006600" loext:char-shading-value="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----- <text:s/>Stop and Wait Network Simulator Version 1.1 -------- </text:p>
      <text:p text:style-name="P1"/>
      <text:p text:style-name="P1">Enter the number of messages to simulate: 20</text:p>
      <text:p text:style-name="P1">Enter <text:s/>packet loss probability [enter 0.0 for no loss]:0.2</text:p>
      <text:p text:style-name="P1">Enter packet corruption probability [0.0 for no corruption]:0.2</text:p>
      <text:p text:style-name="P1">Enter average time between messages from sender's layer5 [ &gt; 0.0]:10</text:p>
      <text:p text:style-name="P1">Enter TRACE:2</text:p>
      <text:p text:style-name="P1"/>
      <text:p text:style-name="P1">EVENT time: 18.705740, <text:s/>type: 1, fromlayer5 <text:s/>entity: 1</text:p>
      <text:p text:style-name="P1">[1] Send: seq = 0 ack = 7 checksum = 73a aaaaaaaaaaaaaaaaaaa</text:p>
      <text:p text:style-name="P1"/>
      <text:p text:style-name="P1">EVENT time: 26.070892, <text:s/>type: 2, fromlayer3 <text:s/>entity: 0</text:p>
      <text:p text:style-name="P1">[0] Recieved: seq = 0 ack = 7 checksum = 73a aaaaaaaaaaaaaaaaaaa</text:p>
      <text:p text:style-name="P1">[0] Accepted: seq = 0 ack = 7 checksum = 73a aaaaaaaaaaaaaaaaaaa</text:p>
      <text:p text:style-name="P1"/>
      <text:p text:style-name="P1">EVENT time: 28.172142, <text:s/>type: 1, fromlayer5 <text:s/>entity: 0</text:p>
      <text:p text:style-name="P1"><text:s text:c="10"/>TOLAYER3: packet being lost</text:p>
      <text:p text:style-name="P1">[0] Send: seq = 0 ack = 0 checksum = 746 bbbbbbbbbbbbbbbbbbb</text:p>
      <text:p text:style-name="P1"/>
      <text:p text:style-name="P1">EVENT time: 30.797972, <text:s/>type: 1, fromlayer5 <text:s/>entity: 1</text:p>
      <text:p text:style-name="P1"><text:s text:c="10"/>TOLAYER3: packet being corrupted</text:p>
      <text:p text:style-name="P1">[1] Send: seq = 1 ack = 7 checksum = 761 ccccccccccccccccccc</text:p>
      <text:p text:style-name="P1"/>
      <text:p text:style-name="P1">EVENT time: 33.065739, <text:s/>type: 1, fromlayer5 <text:s/>entity: 0</text:p>
      <text:p text:style-name="P1">[0] Send: seq = 1 ack = 0 checksum = 76d ddddddddddddddddddd</text:p>
      <text:p text:style-name="P1"/>
      <text:p text:style-name="P1">EVENT time: 34.128895, <text:s/>type: 1, fromlayer5 <text:s/>entity: 0</text:p>
      <text:p text:style-name="P1"><text:s text:c="10"/>TOLAYER3: packet being corrupted</text:p>
      <text:p text:style-name="P1">[0] Send: seq = 2 ack = 0 checksum = 781 eeeeeeeeeeeeeeeeeee</text:p>
      <text:p text:style-name="P1"/>
      <text:p text:style-name="P1">EVENT time: 34.705742, <text:s/>type: 0, timerinterrupt <text:s text:c="2"/>entity: 1</text:p>
      <text:p text:style-name="P1"><text:s text:c="10"/>TOLAYER3: packet being corrupted</text:p>
      <text:p text:style-name="P1"/>
      <text:p text:style-name="P1">EVENT time: 35.265236, <text:s/>type: 2, fromlayer3 <text:s/>entity: 0</text:p>
      <text:p text:style-name="P1">[0] Recieved: seq = 1 ack = 7 checksum = 761 Zcccccccccccccccccc</text:p>
      <text:p text:style-name="P1"/>
      <text:p text:style-name="P1">EVENT time: 37.631577, <text:s/>type: 2, fromlayer3 <text:s/>entity: 0</text:p>
      <text:p text:style-name="P1">[0] Recieved: seq = 0 ack = 7 checksum = 73a aaaaaaaaaaaaaaaaaaa</text:p>
      <text:p text:style-name="P1"/>
      <text:p text:style-name="P1">EVENT time: 38.337967, <text:s/>type: 2, fromlayer3 <text:s/>entity: 1</text:p>
      <text:p text:style-name="P1">[1] Recieved: seq = 1 ack = 0 checksum = 76d ddddddddddddddddddd</text:p>
      <text:p text:style-name="P2">[1] Acknowledged: seq = 0 ack = 7 checksum = 73a aaaaaaaaaaaaaaaaaaa</text:p>
      <text:p text:style-name="P1">----------Total number of Acknowledged packet so far on 1 side =&gt; 1 ------------------</text:p>
      <text:p text:style-name="P1"/>
      <text:p text:style-name="P1">EVENT time: 39.415501, <text:s/>type: 2, fromlayer3 <text:s/>entity: 0</text:p>
      <text:p text:style-name="P1">[0] Recieved: seq = 1 ack = 999999 checksum = 761 ccccccccccccccccccc</text:p>
      <text:p text:style-name="P1"/>
      <text:p text:style-name="P1">EVENT time: 44.172142, <text:s/>type: 0, timerinterrupt <text:s text:c="2"/>entity: 0</text:p>
      <text:p text:style-name="P1"><text:soft-page-break/><text:s text:c="10"/>TOLAYER3: packet being lost</text:p>
      <text:p text:style-name="P1"><text:s text:c="10"/>TOLAYER3: packet being corrupted</text:p>
      <text:p text:style-name="P1"/>
      <text:p text:style-name="P1">EVENT time: 47.356628, <text:s/>type: 2, fromlayer3 <text:s/>entity: 1</text:p>
      <text:p text:style-name="P1">[1] Recieved: seq = 2 ack = 0 checksum = 781 Zeeeeeeeeeeeeeeeeee</text:p>
      <text:p text:style-name="P1"/>
      <text:p text:style-name="P1">EVENT time: 48.490929, <text:s/>type: 1, fromlayer5 <text:s/>entity: 0</text:p>
      <text:p text:style-name="P1">[0] Send: seq = 3 ack = 0 checksum = 795 fffffffffffffffffff</text:p>
      <text:p text:style-name="P1"/>
      <text:p text:style-name="P1">EVENT time: 50.128895, <text:s/>type: 0, timerinterrupt <text:s text:c="2"/>entity: 0</text:p>
      <text:p text:style-name="P1"><text:s text:c="10"/>TOLAYER3: packet being lost</text:p>
      <text:p text:style-name="P1"><text:s text:c="10"/>TOLAYER3: packet being lost</text:p>
      <text:p text:style-name="P1"><text:s text:c="10"/>TOLAYER3: packet being lost</text:p>
      <text:p text:style-name="P1"/>
      <text:p text:style-name="P1">EVENT time: 50.705742, <text:s/>type: 0, timerinterrupt <text:s text:c="2"/>entity: 1</text:p>
      <text:p text:style-name="P1"><text:s text:c="10"/>TOLAYER3: packet being corrupted</text:p>
      <text:p text:style-name="P1"/>
      <text:p text:style-name="P1">EVENT time: 51.515213, <text:s/>type: 2, fromlayer3 <text:s/>entity: 1</text:p>
      <text:p text:style-name="P1">[1] Recieved: seq = 0 ack = 0 checksum = 746 bbbbbbbbbbbbbbbbbbb</text:p>
      <text:p text:style-name="P1">[1] Accepted: seq = 0 ack = 0 checksum = 746 bbbbbbbbbbbbbbbbbbb</text:p>
      <text:p text:style-name="P1"/>
      <text:p text:style-name="P1">EVENT time: 56.955677, <text:s/>type: 2, fromlayer3 <text:s/>entity: 0</text:p>
      <text:p text:style-name="P1">[0] Recieved: seq = 1 ack = 7 checksum = 761 Zcccccccccccccccccc</text:p>
      <text:p text:style-name="P1"/>
      <text:p text:style-name="P1">EVENT time: 57.353184, <text:s/>type: 2, fromlayer3 <text:s/>entity: 1</text:p>
      <text:p text:style-name="P1">[1] Recieved: seq = 2 ack = 0 checksum = 781 Zeeeeeeeeeeeeeeeeee</text:p>
      <text:p text:style-name="P1"/>
      <text:p text:style-name="P1">EVENT time: 58.411648, <text:s/>type: 2, fromlayer3 <text:s/>entity: 1</text:p>
      <text:p text:style-name="P1">[1] Recieved: seq = 3 ack = 0 checksum = 795 fffffffffffffffffff</text:p>
      <text:p text:style-name="P1"/>
      <text:p text:style-name="P1">EVENT time: 63.685749, <text:s/>type: 2, fromlayer3 <text:s/>entity: 1</text:p>
      <text:p text:style-name="P1">[1] Recieved: seq = 1 ack = 0 checksum = 76d ddddddddddddddddddd</text:p>
      <text:p text:style-name="P1">[1] Accepted: seq = 1 ack = 0 checksum = 76d ddddddddddddddddddd</text:p>
      <text:p text:style-name="P1"/>
      <text:p text:style-name="P1">EVENT time: 64.490929, <text:s/>type: 0, timerinterrupt <text:s text:c="2"/>entity: 0</text:p>
      <text:p text:style-name="P1"><text:s text:c="10"/>TOLAYER3: packet being lost</text:p>
      <text:p text:style-name="P1"/>
      <text:p text:style-name="P1">EVENT time: 66.128891, <text:s/>type: 0, timerinterrupt <text:s text:c="2"/>entity: 0</text:p>
      <text:p text:style-name="P1"><text:s text:c="10"/>TOLAYER3: packet being lost</text:p>
      <text:p text:style-name="P1"><text:s text:c="10"/>TOLAYER3: packet being lost</text:p>
      <text:p text:style-name="P1"><text:s text:c="10"/>TOLAYER3: packet being lost</text:p>
      <text:p text:style-name="P1"/>
      <text:p text:style-name="P1">EVENT time: 66.705742, <text:s/>type: 0, timerinterrupt <text:s text:c="2"/>entity: 1</text:p>
      <text:p text:style-name="P1"><text:s text:c="10"/>TOLAYER3: packet being lost</text:p>
      <text:p text:style-name="P1"/>
      <text:p text:style-name="P1">EVENT time: 67.955933, <text:s/>type: 1, fromlayer5 <text:s/>entity: 0</text:p>
      <text:p text:style-name="P1"><text:s text:c="10"/>TOLAYER3: packet being lost</text:p>
      <text:p text:style-name="P1">[0] Send: seq = 4 ack = 0 checksum = 7a9 ggggggggggggggggggg</text:p>
      <text:p text:style-name="P1"/>
      <text:p text:style-name="P1"><text:soft-page-break/>EVENT time: 69.310211, <text:s/>type: 2, fromlayer3 <text:s/>entity: 1</text:p>
      <text:p text:style-name="P1">[1] Recieved: seq = 0 ack = 0 checksum = 746 bbbbbbbbbbbbbbbbbbb</text:p>
      <text:p text:style-name="P1"/>
      <text:p text:style-name="P1">EVENT time: 72.172081, <text:s/>type: 1, fromlayer5 <text:s/>entity: 0</text:p>
      <text:p text:style-name="P1">[0] Send: seq = 5 ack = 0 checksum = 7bd hhhhhhhhhhhhhhhhhhh</text:p>
      <text:p text:style-name="P1"/>
      <text:p text:style-name="P1">EVENT time: 78.706291, <text:s/>type: 2, fromlayer3 <text:s/>entity: 1</text:p>
      <text:p text:style-name="P1">[1] Recieved: seq = 1 ack = 0 checksum = 76d ddddddddddddddddddd</text:p>
      <text:p text:style-name="P1"/>
      <text:p text:style-name="P1">EVENT time: 80.490929, <text:s/>type: 0, timerinterrupt <text:s text:c="2"/>entity: 0</text:p>
      <text:p text:style-name="P1"><text:s text:c="10"/>TOLAYER3: packet being lost</text:p>
      <text:p text:style-name="P1"><text:s text:c="10"/>TOLAYER3: packet being corrupted</text:p>
      <text:p text:style-name="P1"><text:s text:c="10"/>TOLAYER3: packet being lost</text:p>
      <text:p text:style-name="P1"/>
      <text:p text:style-name="P1">EVENT time: 82.705742, <text:s/>type: 0, timerinterrupt <text:s text:c="2"/>entity: 1</text:p>
      <text:p text:style-name="P1"/>
      <text:p text:style-name="P1">EVENT time: 87.098206, <text:s/>type: 2, fromlayer3 <text:s/>entity: 0</text:p>
      <text:p text:style-name="P1">[0] Recieved: seq = 1 ack = 1 checksum = 75b ccccccccccccccccccc</text:p>
      <text:p text:style-name="P1">[0] Acknowledged: seq = 0 ack = 0 checksum = 746 bbbbbbbbbbbbbbbbbbb</text:p>
      <text:p text:style-name="P1">[0] Acknowledged: seq = 1 ack = 0 checksum = 76d ddddddddddddddddddd</text:p>
      <text:p text:style-name="P2">[0] Accepted: seq = 1 ack = 1 checksum = 75b ccccccccccccccccccc</text:p>
      <text:p text:style-name="P1">----------Total number of Acknowledged packet so far on 0 side =&gt; 2 ------------------</text:p>
      <text:p text:style-name="P1"/>
      <text:p text:style-name="P1">EVENT time: 87.156395, <text:s/>type: 1, fromlayer5 <text:s/>entity: 0</text:p>
      <text:p text:style-name="P1">[0] Send: seq = 6 ack = 1 checksum = 7d2 iiiiiiiiiiiiiiiiiii</text:p>
      <text:p text:style-name="P1"/>
      <text:p text:style-name="P1">EVENT time: 87.939056, <text:s/>type: 2, fromlayer3 <text:s/>entity: 1</text:p>
      <text:p text:style-name="P1">[1] Recieved: seq = 2 ack = 0 checksum = 781 eeeeeeeeeeeeeeeeeee</text:p>
      <text:p text:style-name="P1">[1] Accepted: seq = 2 ack = 0 checksum = 781 eeeeeeeeeeeeeeeeeee</text:p>
      <text:p text:style-name="P1"/>
      <text:p text:style-name="P1">EVENT time: 93.196938, <text:s/>type: 1, fromlayer5 <text:s/>entity: 1</text:p>
      <text:p text:style-name="P1">[1] Send: seq = 2 ack = 2 checksum = 7e2 jjjjjjjjjjjjjjjjjjj</text:p>
      <text:p text:style-name="P1"/>
      <text:p text:style-name="P1">EVENT time: 96.490929, <text:s/>type: 0, timerinterrupt <text:s text:c="2"/>entity: 0</text:p>
      <text:p text:style-name="P1"><text:s text:c="10"/>TOLAYER3: packet being lost</text:p>
      <text:p text:style-name="P1"><text:s text:c="10"/>TOLAYER3: packet being lost</text:p>
      <text:p text:style-name="P1"><text:s text:c="10"/>TOLAYER3: packet being corrupted</text:p>
      <text:p text:style-name="P1"/>
      <text:p text:style-name="P1">EVENT time: 97.075249, <text:s/>type: 1, fromlayer5 <text:s/>entity: 1</text:p>
      <text:p text:style-name="P1"><text:s text:c="10"/>TOLAYER3: packet being lost</text:p>
      <text:p text:style-name="P1">[1] Send: seq = 3 ack = 2 checksum = 7f6 kkkkkkkkkkkkkkkkkkk</text:p>
      <text:p text:style-name="P1"/>
      <text:p text:style-name="P1">EVENT time: 97.330475, <text:s/>type: 2, fromlayer3 <text:s/>entity: 1</text:p>
      <text:p text:style-name="P1">[1] Recieved: seq = 0 ack = 0 checksum = 746 bbbbbbbbbbbbbbbbbbb</text:p>
      <text:p text:style-name="P1"/>
      <text:p text:style-name="P1">EVENT time: 98.705742, <text:s/>type: 0, timerinterrupt <text:s text:c="2"/>entity: 1</text:p>
      <text:p text:style-name="P1"><text:s text:c="10"/>TOLAYER3: packet being corrupted</text:p>
      <text:p text:style-name="P1"><text:s text:c="10"/>TOLAYER3: packet being lost</text:p>
      <text:p text:style-name="P1"/>
      <text:p text:style-name="P1"><text:soft-page-break/>EVENT time: 100.347519, <text:s/>type: 2, fromlayer3 <text:s/>entity: 1</text:p>
      <text:p text:style-name="P1">[1] Recieved: seq = 5 ack = 0 checksum = 7bd hhhhhhhhhhhhhhhhhhh</text:p>
      <text:p text:style-name="P1"/>
      <text:p text:style-name="P1">EVENT time: 102.685120, <text:s/>type: 2, fromlayer3 <text:s/>entity: 0</text:p>
      <text:p text:style-name="P1">[0] Recieved: seq = 2 ack = 2 checksum = 7e2 jjjjjjjjjjjjjjjjjjj</text:p>
      <text:p text:style-name="P2">[0] Acknowledged: seq = 2 ack = 0 checksum = 781 eeeeeeeeeeeeeeeeeee</text:p>
      <text:p text:style-name="P1">[0] Accepted: seq = 2 ack = 2 checksum = 7e2 jjjjjjjjjjjjjjjjjjj</text:p>
      <text:p text:style-name="P1">----------Total number of Acknowledged packet so far on 0 side =&gt; 3 ------------------</text:p>
      <text:p text:style-name="P1"/>
      <text:p text:style-name="P1">EVENT time: 105.101578, <text:s/>type: 2, fromlayer3 <text:s/>entity: 1</text:p>
      <text:p text:style-name="P1">[1] Recieved: seq = 0 ack = 0 checksum = 746 bbbbbbbbbbbbbbbbbbb</text:p>
      <text:p text:style-name="P1"/>
      <text:p text:style-name="P1">EVENT time: 109.196938, <text:s/>type: 0, timerinterrupt <text:s text:c="2"/>entity: 1</text:p>
      <text:p text:style-name="P1"><text:s text:c="10"/>TOLAYER3: packet being corrupted</text:p>
      <text:p text:style-name="P1">Warning: unable to cancel your timer. It wasn't running.</text:p>
      <text:p text:style-name="P1"/>
      <text:p text:style-name="P1">EVENT time: 109.466103, <text:s/>type: 2, fromlayer3 <text:s/>entity: 0</text:p>
      <text:p text:style-name="P1">[0] Recieved: seq = 1 ack = 2 checksum = 75c Zcccccccccccccccccc</text:p>
      <text:p text:style-name="P1"/>
      <text:p text:style-name="P1">EVENT time: 109.531227, <text:s/>type: 1, fromlayer5 <text:s/>entity: 1</text:p>
      <text:p text:style-name="P1"><text:s text:c="10"/>TOLAYER3: packet being lost</text:p>
      <text:p text:style-name="P1">[1] Send: seq = 4 ack = 2 checksum = 80a lllllllllllllllllll</text:p>
      <text:p text:style-name="P1"/>
      <text:p text:style-name="P1">EVENT time: 111.085678, <text:s/>type: 2, fromlayer3 <text:s/>entity: 1</text:p>
      <text:p text:style-name="P1">[1] Recieved: seq = 2 ack = 0 checksum = 781 eeeeeeeeeeeeeeeeeee</text:p>
      <text:p text:style-name="P1"/>
      <text:p text:style-name="P1">EVENT time: 112.490929, <text:s/>type: 0, timerinterrupt <text:s text:c="2"/>entity: 0</text:p>
      <text:p text:style-name="P1"><text:s text:c="10"/>TOLAYER3: packet being lost</text:p>
      <text:p text:style-name="P1"><text:s text:c="10"/>TOLAYER3: packet being lost</text:p>
      <text:p text:style-name="P1"><text:s text:c="10"/>TOLAYER3: packet being corrupted</text:p>
      <text:p text:style-name="P1"/>
      <text:p text:style-name="P1">EVENT time: 112.490929, <text:s/>type: 0, timerinterrupt <text:s text:c="2"/>entity: 0</text:p>
      <text:p text:style-name="P1"/>
      <text:p text:style-name="P1">EVENT time: 113.075249, <text:s/>type: 0, timerinterrupt <text:s text:c="2"/>entity: 1</text:p>
      <text:p text:style-name="P1"><text:s text:c="10"/>TOLAYER3: packet being corrupted</text:p>
      <text:p text:style-name="P1"/>
      <text:p text:style-name="P1">EVENT time: 114.705742, <text:s/>type: 0, timerinterrupt <text:s text:c="2"/>entity: 1</text:p>
      <text:p text:style-name="P1">Warning: unable to cancel your timer. It wasn't running.</text:p>
      <text:p text:style-name="P1"/>
      <text:p text:style-name="P1">EVENT time: 114.713226, <text:s/>type: 2, fromlayer3 <text:s/>entity: 0</text:p>
      <text:p text:style-name="P1">[0] Recieved: seq = 3 ack = 2 checksum = 7f6 kkkkkkkkkkkkkkkkkkk</text:p>
      <text:p text:style-name="P1">[0] Accepted: seq = 3 ack = 2 checksum = 7f6 kkkkkkkkkkkkkkkkkkk</text:p>
      <text:p text:style-name="P1"/>
      <text:p text:style-name="P1">EVENT time: 117.190552, <text:s/>type: 1, fromlayer5 <text:s/>entity: 1</text:p>
      <text:p text:style-name="P1">[1] Send: seq = 5 ack = 2 checksum = 81e mmmmmmmmmmmmmmmmmmm</text:p>
      <text:p text:style-name="P1"/>
      <text:p text:style-name="P1">EVENT time: 118.947617, <text:s/>type: 2, fromlayer3 <text:s/>entity: 1</text:p>
      <text:p text:style-name="P1">[1] Recieved: seq = 999999 ack = 0 checksum = 795 fffffffffffffffffff</text:p>
      <text:p text:style-name="P1"/>
      <text:p text:style-name="P1"><text:soft-page-break/>EVENT time: 123.656967, <text:s/>type: 2, fromlayer3 <text:s/>entity: 0</text:p>
      <text:p text:style-name="P1">[0] Recieved: seq = -1 ack = 2 checksum = 1 Z</text:p>
      <text:p text:style-name="P1"/>
      <text:p text:style-name="P1">EVENT time: 125.531227, <text:s/>type: 0, timerinterrupt <text:s text:c="2"/>entity: 1</text:p>
      <text:p text:style-name="P1"><text:s text:c="10"/>TOLAYER3: packet being lost</text:p>
      <text:p text:style-name="P1"><text:s text:c="10"/>TOLAYER3: packet being lost</text:p>
      <text:p text:style-name="P1"/>
      <text:p text:style-name="P1">EVENT time: 126.905479, <text:s/>type: 2, fromlayer3 <text:s/>entity: 1</text:p>
      <text:p text:style-name="P1">[1] Recieved: seq = 5 ack = 0 checksum = 7bd hhhhhhhhhhhhhhhhhhh</text:p>
      <text:p text:style-name="P1"/>
      <text:p text:style-name="P1">EVENT time: 128.034988, <text:s/>type: 2, fromlayer3 <text:s/>entity: 0</text:p>
      <text:p text:style-name="P1">[0] Recieved: seq = 1 ack = 2 checksum = 75c ccccccccccccccccccc</text:p>
      <text:p text:style-name="P1"/>
      <text:p text:style-name="P1">EVENT time: 128.490936, <text:s/>type: 0, timerinterrupt <text:s text:c="2"/>entity: 0</text:p>
      <text:p text:style-name="P1">Warning: unable to cancel your timer. It wasn't running.</text:p>
      <text:p text:style-name="P1"/>
      <text:p text:style-name="P1">EVENT time: 128.490936, <text:s/>type: 0, timerinterrupt <text:s text:c="2"/>entity: 0</text:p>
      <text:p text:style-name="P1"><text:s text:c="10"/>TOLAYER3: packet being lost</text:p>
      <text:p text:style-name="P1"/>
      <text:p text:style-name="P1">EVENT time: 128.490936, <text:s/>type: 0, timerinterrupt <text:s text:c="2"/>entity: 0</text:p>
      <text:p text:style-name="P1"><text:s text:c="10"/>TOLAYER3: packet being corrupted</text:p>
      <text:p text:style-name="P1"><text:s text:c="10"/>TOLAYER3: packet being corrupted</text:p>
      <text:p text:style-name="P1"/>
      <text:p text:style-name="P1">EVENT time: 131.356750, <text:s/>type: 2, fromlayer3 <text:s/>entity: 0</text:p>
      <text:p text:style-name="P1">[0] Recieved: seq = 2 ack = 2 checksum = 7e2 Zjjjjjjjjjjjjjjjjjj</text:p>
      <text:p text:style-name="P1"/>
      <text:p text:style-name="P1">EVENT time: 131.602097, <text:s/>type: 2, fromlayer3 <text:s/>entity: 1</text:p>
      <text:p text:style-name="P1">[1] Recieved: seq = 6 ack = 1 checksum = 7d2 iiiiiiiiiiiiiiiiiii</text:p>
      <text:p text:style-name="P2">[1] Acknowledged: seq = 1 ack = 7 checksum = 761 ccccccccccccccccccc</text:p>
      <text:p text:style-name="P1">----------Total number of Acknowledged packet so far on 1 side =&gt; 2 ------------------</text:p>
      <text:p text:style-name="P1"/>
      <text:p text:style-name="P1">EVENT time: 132.953232, <text:s/>type: 2, fromlayer3 <text:s/>entity: 0</text:p>
      <text:p text:style-name="P1">[0] Recieved: seq = 3 ack = 2 checksum = 7f6 kkkkkkkkkkkkkkkkkkk</text:p>
      <text:p text:style-name="P1"/>
      <text:p text:style-name="P1">EVENT time: 134.107315, <text:s/>type: 2, fromlayer3 <text:s/>entity: 1</text:p>
      <text:p text:style-name="P1">[1] Recieved: seq = 2 ack = 1 checksum = 782 eeeeeeeeeeeeeeeeeee</text:p>
      <text:p text:style-name="P1"/>
      <text:p text:style-name="P1">EVENT time: 135.744476, <text:s/>type: 1, fromlayer5 <text:s/>entity: 1</text:p>
      <text:p text:style-name="P1"><text:s text:c="10"/>TOLAYER3: packet being lost</text:p>
      <text:p text:style-name="P1">[1] Send: seq = 6 ack = 2 checksum = 832 nnnnnnnnnnnnnnnnnnn</text:p>
      <text:p text:style-name="P1"/>
      <text:p text:style-name="P1">EVENT time: 136.671448, <text:s/>type: 2, fromlayer3 <text:s/>entity: 0</text:p>
      <text:p text:style-name="P1">[0] Recieved: seq = 4 ack = 2 checksum = 80a lllllllllllllllllll</text:p>
      <text:p text:style-name="P1">[0] Accepted: seq = 4 ack = 2 checksum = 80a lllllllllllllllllll</text:p>
      <text:p text:style-name="P1"/>
      <text:p text:style-name="P1">EVENT time: 140.366592, <text:s/>type: 2, fromlayer3 <text:s/>entity: 1</text:p>
      <text:p text:style-name="P1">[1] Recieved: seq = 3 ack = 1 checksum = 796 fffffffffffffffffff</text:p>
      <text:p text:style-name="P1">[1] Accepted: seq = 3 ack = 1 checksum = 796 fffffffffffffffffff</text:p>
      <text:p text:style-name="P1"/>
      <text:p text:style-name="P1"><text:soft-page-break/>EVENT time: 141.531219, <text:s/>type: 0, timerinterrupt <text:s text:c="2"/>entity: 1</text:p>
      <text:p text:style-name="P1"><text:s text:c="10"/>TOLAYER3: packet being lost</text:p>
      <text:p text:style-name="P1"><text:s text:c="10"/>TOLAYER3: packet being lost</text:p>
      <text:p text:style-name="P1"><text:s text:c="10"/>TOLAYER3: packet being lost</text:p>
      <text:p text:style-name="P1"><text:s text:c="10"/>TOLAYER3: packet being lost</text:p>
      <text:p text:style-name="P1"/>
      <text:p text:style-name="P1">EVENT time: 141.543121, <text:s/>type: 2, fromlayer3 <text:s/>entity: 0</text:p>
      <text:p text:style-name="P1">[0] Recieved: seq = -1 ack = 2 checksum = 1 </text:p>
      <text:p text:style-name="P1"/>
      <text:p text:style-name="P1">EVENT time: 142.905487, <text:s/>type: 0, timerinterrupt <text:s text:c="2"/>entity: 1</text:p>
      <text:p text:style-name="P1"><text:s text:c="10"/>TOLAYER3: packet being corrupted</text:p>
      <text:p text:style-name="P1">Warning: unable to cancel your timer. It wasn't running.</text:p>
      <text:p text:style-name="P1"/>
      <text:p text:style-name="P1">EVENT time: 144.490936, <text:s/>type: 0, timerinterrupt <text:s text:c="2"/>entity: 0</text:p>
      <text:p text:style-name="P1"><text:s text:c="10"/>TOLAYER3: packet being lost</text:p>
      <text:p text:style-name="P1"><text:s text:c="10"/>TOLAYER3: packet being corrupted</text:p>
      <text:p text:style-name="P1"><text:s text:c="10"/>TOLAYER3: packet being lost</text:p>
      <text:p text:style-name="P1"/>
      <text:p text:style-name="P1">EVENT time: 144.490936, <text:s/>type: 0, timerinterrupt <text:s text:c="2"/>entity: 0</text:p>
      <text:p text:style-name="P1"><text:s text:c="10"/>TOLAYER3: packet being lost</text:p>
      <text:p text:style-name="P1"><text:s text:c="10"/>TOLAYER3: packet being corrupted</text:p>
      <text:p text:style-name="P1"/>
      <text:p text:style-name="P1">EVENT time: 144.805161, <text:s/>type: 2, fromlayer3 <text:s/>entity: 0</text:p>
      <text:p text:style-name="P1">[0] Recieved: seq = 5 ack = 2 checksum = 81e mmmmmmmmmmmmmmmmmmm</text:p>
      <text:p text:style-name="P1">[0] Accepted: seq = 5 ack = 2 checksum = 81e mmmmmmmmmmmmmmmmmmm</text:p>
      <text:p text:style-name="P1"/>
      <text:p text:style-name="P1">EVENT time: 146.267548, <text:s/>type: 2, fromlayer3 <text:s/>entity: 1</text:p>
      <text:p text:style-name="P1">[1] Recieved: seq = 6 ack = 1 checksum = 7d2 Ziiiiiiiiiiiiiiiiii</text:p>
      <text:p text:style-name="P1"/>
      <text:p text:style-name="P1">EVENT time: 149.263931, <text:s/>type: 2, fromlayer3 <text:s/>entity: 1</text:p>
      <text:p text:style-name="P1">[1] Recieved: seq = 4 ack = 2 checksum = 7ab ggggggggggggggggggg</text:p>
      <text:p text:style-name="P2">[1] Acknowledged: seq = 2 ack = 2 checksum = 7e2 jjjjjjjjjjjjjjjjjjj</text:p>
      <text:p text:style-name="P1">[1] Accepted: seq = 4 ack = 2 checksum = 7ab ggggggggggggggggggg</text:p>
      <text:p text:style-name="P1">----------Total number of Acknowledged packet so far on 1 side =&gt; 3 ------------------</text:p>
      <text:p text:style-name="P1"/>
      <text:p text:style-name="P1">EVENT time: 150.412964, <text:s/>type: 2, fromlayer3 <text:s/>entity: 1</text:p>
      <text:p text:style-name="P1">[1] Recieved: seq = 6 ack = 999999 checksum = 7d3 iiiiiiiiiiiiiiiiiii</text:p>
      <text:p text:style-name="P1"/>
      <text:p text:style-name="P1">EVENT time: 151.605637, <text:s/>type: 2, fromlayer3 <text:s/>entity: 0</text:p>
      <text:p text:style-name="P1">[0] Recieved: seq = 1 ack = 2 checksum = 75c ccccccccccccccccccc</text:p>
      <text:p text:style-name="P1"/>
      <text:p text:style-name="P1">EVENT time: 153.908264, <text:s/>type: 1, fromlayer5 <text:s/>entity: 0</text:p>
      <text:p text:style-name="P1">[0] Send: seq = 7 ack = 5 checksum = 849 ooooooooooooooooooo</text:p>
      <text:p text:style-name="P1"/>
      <text:p text:style-name="P1">EVENT time: 156.366592, <text:s/>type: 0, timerinterrupt <text:s text:c="2"/>entity: 1</text:p>
      <text:p text:style-name="P1">Warning: unable to cancel your timer. It wasn't running.</text:p>
      <text:p text:style-name="P1"/>
      <text:p text:style-name="P1">EVENT time: 157.531219, <text:s/>type: 0, timerinterrupt <text:s text:c="2"/>entity: 1</text:p>
      <text:p text:style-name="P1"><text:s text:c="10"/>TOLAYER3: packet being corrupted</text:p>
      <text:p text:style-name="P1"><text:soft-page-break/></text:p>
      <text:p text:style-name="P1">EVENT time: 157.531219, <text:s/>type: 0, timerinterrupt <text:s text:c="2"/>entity: 1</text:p>
      <text:p text:style-name="P1"><text:s text:c="10"/>TOLAYER3: packet being lost</text:p>
      <text:p text:style-name="P1"/>
      <text:p text:style-name="P1">EVENT time: 157.981476, <text:s/>type: 2, fromlayer3 <text:s/>entity: 1</text:p>
      <text:p text:style-name="P1">[1] Recieved: seq = 3 ack = 2 checksum = 797 fffffffffffffffffff</text:p>
      <text:p text:style-name="P1"/>
      <text:p text:style-name="P1">EVENT time: 158.111023, <text:s/>type: 2, fromlayer3 <text:s/>entity: 0</text:p>
      <text:p text:style-name="P1">[0] Recieved: seq = 4 ack = 2 checksum = 80a lllllllllllllllllll</text:p>
      <text:p text:style-name="P1"/>
      <text:p text:style-name="P1">EVENT time: 159.516647, <text:s/>type: 2, fromlayer3 <text:s/>entity: 0</text:p>
      <text:p text:style-name="P1">[0] Recieved: seq = 5 ack = 2 checksum = 81e mmmmmmmmmmmmmmmmmmm</text:p>
      <text:p text:style-name="P1"/>
      <text:p text:style-name="P1">EVENT time: 160.490936, <text:s/>type: 0, timerinterrupt <text:s text:c="2"/>entity: 0</text:p>
      <text:p text:style-name="P1"><text:s text:c="10"/>TOLAYER3: packet being lost</text:p>
      <text:p text:style-name="P1"/>
      <text:p text:style-name="P1">EVENT time: 161.054153, <text:s/>type: 2, fromlayer3 <text:s/>entity: 0</text:p>
      <text:p text:style-name="P1">[0] Recieved: seq = 5 ack = 3 checksum = 81f mmmmmmmmmmmmmmmmmmm</text:p>
      <text:p text:style-name="P2">[0] Acknowledged: seq = 3 ack = 0 checksum = 795 fffffffffffffffffff</text:p>
      <text:p text:style-name="P1">----------Total number of Acknowledged packet so far on 0 side =&gt; 4 ------------------</text:p>
      <text:p text:style-name="P1"/>
      <text:p text:style-name="P1">EVENT time: 162.155182, <text:s/>type: 2, fromlayer3 <text:s/>entity: 1</text:p>
      <text:p text:style-name="P1">[1] Recieved: seq = 4 ack = 2 checksum = 7ab ggggggggggggggggggg</text:p>
      <text:p text:style-name="P1"/>
      <text:p text:style-name="P1">EVENT time: 166.735458, <text:s/>type: 2, fromlayer3 <text:s/>entity: 0</text:p>
      <text:p text:style-name="P1">[0] Recieved: seq = -1 ack = 999999 checksum = 2 </text:p>
      <text:p text:style-name="P1"/>
      <text:p text:style-name="P1">EVENT time: 169.381790, <text:s/>type: 1, fromlayer5 <text:s/>entity: 1</text:p>
      <text:p text:style-name="P1"><text:s text:c="10"/>TOLAYER3: packet being lost</text:p>
      <text:p text:style-name="P1">[1] Send: seq = 7 ack = 4 checksum = 85b ppppppppppppppppppp</text:p>
      <text:p text:style-name="P1"/>
      <text:p text:style-name="P1">EVENT time: 169.757187, <text:s/>type: 2, fromlayer3 <text:s/>entity: 1</text:p>
      <text:p text:style-name="P1">[1] Recieved: seq = 5 ack = 2 checksum = 7bf hhhhhhhhhhhhhhhhhhh</text:p>
      <text:p text:style-name="P1">[1] Accepted: seq = 5 ack = 2 checksum = 7bf hhhhhhhhhhhhhhhhhhh</text:p>
      <text:p text:style-name="P1"/>
      <text:p text:style-name="P1">EVENT time: 173.531219, <text:s/>type: 0, timerinterrupt <text:s text:c="2"/>entity: 1</text:p>
      <text:p text:style-name="P1"><text:s text:c="10"/>TOLAYER3: packet being corrupted</text:p>
      <text:p text:style-name="P1"><text:s text:c="10"/>TOLAYER3: packet being lost</text:p>
      <text:p text:style-name="P1"/>
      <text:p text:style-name="P1">EVENT time: 173.981476, <text:s/>type: 0, timerinterrupt <text:s text:c="2"/>entity: 1</text:p>
      <text:p text:style-name="P1">Warning: unable to cancel your timer. It wasn't running.</text:p>
      <text:p text:style-name="P1"/>
      <text:p text:style-name="P1">EVENT time: 174.111023, <text:s/>type: 0, timerinterrupt <text:s text:c="2"/>entity: 0</text:p>
      <text:p text:style-name="P1">Warning: unable to cancel your timer. It wasn't running.</text:p>
      <text:p text:style-name="P1"/>
      <text:p text:style-name="P1">EVENT time: 175.012939, <text:s/>type: 2, fromlayer3 <text:s/>entity: 0</text:p>
      <text:p text:style-name="P1">[0] Recieved: seq = -1 ack = 4 checksum = 3 </text:p>
      <text:p text:style-name="P2">[0] Acknowledged: seq = 4 ack = 0 checksum = 7a9 ggggggggggggggggggg</text:p>
      <text:p text:style-name="P1">----------Total number of Acknowledged packet so far on 0 side =&gt; 5 ------------------</text:p>
      <text:p text:style-name="P1"><text:soft-page-break/></text:p>
      <text:p text:style-name="P1">EVENT time: 176.490936, <text:s/>type: 0, timerinterrupt <text:s text:c="2"/>entity: 0</text:p>
      <text:p text:style-name="P1"><text:s text:c="10"/>TOLAYER3: packet being lost</text:p>
      <text:p text:style-name="P1"/>
      <text:p text:style-name="P1">EVENT time: 176.490936, <text:s/>type: 0, timerinterrupt <text:s text:c="2"/>entity: 0</text:p>
      <text:p text:style-name="P1"><text:s text:c="10"/>TOLAYER3: packet being lost</text:p>
      <text:p text:style-name="P1"><text:s text:c="10"/>TOLAYER3: packet being lost</text:p>
      <text:p text:style-name="P1"/>
      <text:p text:style-name="P1">EVENT time: 178.888077, <text:s/>type: 2, fromlayer3 <text:s/>entity: 1</text:p>
      <text:p text:style-name="P1">[1] Recieved: seq = 6 ack = 2 checksum = 7d3 iiiiiiiiiiiiiiiiiii</text:p>
      <text:p text:style-name="P1">[1] Accepted: seq = 6 ack = 2 checksum = 7d3 iiiiiiiiiiiiiiiiiii</text:p>
      <text:p text:style-name="P1"/>
      <text:p text:style-name="P1">EVENT time: 180.032410, <text:s/>type: 2, fromlayer3 <text:s/>entity: 1</text:p>
      <text:p text:style-name="P1">[1] Recieved: seq = -1 ack = 3 checksum = 2 </text:p>
      <text:p text:style-name="P2">[1] Acknowledged: seq = 3 ack = 2 checksum = 7f6 kkkkkkkkkkkkkkkkkkk</text:p>
      <text:p text:style-name="P1">----------Total number of Acknowledged packet so far on 1 side =&gt; 4 ------------------</text:p>
      <text:p text:style-name="P1"/>
      <text:p text:style-name="P1">EVENT time: 182.450775, <text:s/>type: 2, fromlayer3 <text:s/>entity: 1</text:p>
      <text:p text:style-name="P1">[1] Recieved: seq = 3 ack = 3 checksum = 798 fffffffffffffffffff</text:p>
      <text:p text:style-name="P1"/>
      <text:p text:style-name="P1">EVENT time: 183.365234, <text:s/>type: 2, fromlayer3 <text:s/>entity: 0</text:p>
      <text:p text:style-name="P1">[0] Recieved: seq = 3 ack = 4 checksum = 7f8 kkkkkkkkkkkkkkkkkkk</text:p>
      <text:p text:style-name="P1"/>
      <text:p text:style-name="P1">EVENT time: 185.465622, <text:s/>type: 2, fromlayer3 <text:s/>entity: 1</text:p>
      <text:p text:style-name="P1">[1] Recieved: seq = 4 ack = 3 checksum = 7ac ggggggggggggggggggg</text:p>
      <text:p text:style-name="P1"/>
      <text:p text:style-name="P1">EVENT time: 185.757187, <text:s/>type: 0, timerinterrupt <text:s text:c="2"/>entity: 1</text:p>
      <text:p text:style-name="P1">Warning: unable to cancel your timer. It wasn't running.</text:p>
      <text:p text:style-name="P1"/>
      <text:p text:style-name="P1">EVENT time: 188.618622, <text:s/>type: 1, fromlayer5 <text:s/>entity: 0</text:p>
      <text:p text:style-name="P1">[0] Send: seq = 0 ack = 5 checksum = 868 qqqqqqqqqqqqqqqqqqq</text:p>
      <text:p text:style-name="P1"/>
      <text:p text:style-name="P1">EVENT time: 188.854462, <text:s/>type: 1, fromlayer5 <text:s/>entity: 0</text:p>
      <text:p text:style-name="P1">[0] Send: seq = 1 ack = 5 checksum = 87c rrrrrrrrrrrrrrrrrrr</text:p>
      <text:p text:style-name="P1"/>
      <text:p text:style-name="P1">EVENT time: 188.978271, <text:s/>type: 2, fromlayer3 <text:s/>entity: 0</text:p>
      <text:p text:style-name="P1">[0] Recieved: seq = 4 ack = 4 checksum = 80c lllllllllllllllllll</text:p>
      <text:p text:style-name="P1"/>
      <text:p text:style-name="P1">EVENT time: 189.531219, <text:s/>type: 0, timerinterrupt <text:s text:c="2"/>entity: 1</text:p>
      <text:p text:style-name="P1"><text:s text:c="10"/>TOLAYER3: packet being corrupted</text:p>
      <text:p text:style-name="P1"><text:s text:c="10"/>TOLAYER3: packet being corrupted</text:p>
      <text:p text:style-name="P1"/>
      <text:p text:style-name="P1">EVENT time: 189.531219, <text:s/>type: 0, timerinterrupt <text:s text:c="2"/>entity: 1</text:p>
      <text:p text:style-name="P1"><text:s text:c="10"/>TOLAYER3: packet being corrupted</text:p>
      <text:p text:style-name="P1"/>
      <text:p text:style-name="P1">EVENT time: 190.275970, <text:s/>type: 1, fromlayer5 <text:s/>entity: 1</text:p>
      <text:p text:style-name="P1">[1] Send: seq = 0 ack = 6 checksum = 88f sssssssssssssssssss</text:p>
      <text:p text:style-name="P1"/>
      <text:p text:style-name="P1">EVENT time: 191.198669, <text:s/>type: 2, fromlayer3 <text:s/>entity: 1</text:p>
      <text:p text:style-name="P1"><text:soft-page-break/>[1] Recieved: seq = 5 ack = 3 checksum = 7c0 hhhhhhhhhhhhhhhhhhh</text:p>
      <text:p text:style-name="P1"/>
      <text:p text:style-name="P1">EVENT time: 192.440094, <text:s/>type: 1, fromlayer5 <text:s/>entity: 0</text:p>
      <text:p text:style-name="P1">[0] Send: seq = 2 ack = 5 checksum = 8a3 ttttttttttttttttttt</text:p>
      <text:p text:style-name="P1"/>
      <text:p text:style-name="P1">EVENT time: 192.490936, <text:s/>type: 0, timerinterrupt <text:s text:c="2"/>entity: 0</text:p>
      <text:p text:style-name="P1"><text:s text:c="10"/>TOLAYER3: packet being corrupted</text:p>
      <text:p text:style-name="P1"><text:s text:c="10"/>TOLAYER3: packet being lost</text:p>
      <text:p text:style-name="P1"/>
      <text:p text:style-name="P1">EVENT time: 194.723404, <text:s/>type: 2, fromlayer3 <text:s/>entity: 0</text:p>
      <text:p text:style-name="P1">[0] Recieved: seq = 5 ack = 4 checksum = 820 mmmmmmmmmmmmmmmmmmm</text:p>
      <text:p text:style-name="P1"/>
      <text:p text:style-name="P1">EVENT time: 195.070007, <text:s/>type: 2, fromlayer3 <text:s/>entity: 1</text:p>
      <text:p text:style-name="P1">[1] Recieved: seq = 3 ack = 3 checksum = 798 Zffffffffffffffffff</text:p>
      <text:p text:style-name="P1"/>
      <text:p text:style-name="P1">EVENT time: 199.182053, <text:s/>type: 2, fromlayer3 <text:s/>entity: 0</text:p>
      <text:p text:style-name="P1">[0] Recieved: seq = 999999 ack = 4 checksum = 834 nnnnnnnnnnnnnnnnnnn</text:p>
      <text:p text:style-name="P1"/>
      <text:p text:style-name="P1">EVENT time: 199.194977, <text:s/>type: 2, fromlayer3 <text:s/>entity: 1</text:p>
      <text:p text:style-name="P1">[1] Recieved: seq = 4 ack = 3 checksum = 7ac ggggggggggggggggggg</text:p>
      <text:p text:style-name="P1"/>
      <text:p text:style-name="P1">EVENT time: 205.531219, <text:s/>type: 0, timerinterrupt <text:s text:c="2"/>entity: 1</text:p>
      <text:p text:style-name="P1"><text:s text:c="10"/>TOLAYER3: packet being corrupted</text:p>
      <text:p text:style-name="P1"><text:s text:c="10"/>TOLAYER3: packet being lost</text:p>
      <text:p text:style-name="P1"><text:s text:c="10"/>TOLAYER3: packet being lost</text:p>
      <text:p text:style-name="P1"/>
      <text:p text:style-name="P1">EVENT time: 205.845032, <text:s/>type: 2, fromlayer3 <text:s/>entity: 0</text:p>
      <text:p text:style-name="P1">[0] Recieved: seq = 3 ack = 4 checksum = 7f8 kkkkkkkkkkkkkkkkkkk</text:p>
      <text:p text:style-name="P1"/>
      <text:p text:style-name="P1">EVENT time: 206.275970, <text:s/>type: 0, timerinterrupt <text:s text:c="2"/>entity: 1</text:p>
      <text:p text:style-name="P1"><text:s text:c="10"/>TOLAYER3: packet being lost</text:p>
      <text:p text:style-name="P1"><text:s text:c="10"/>TOLAYER3: packet being lost</text:p>
      <text:p text:style-name="P1"/>
      <text:p text:style-name="P1">EVENT time: 207.886993, <text:s/>type: 2, fromlayer3 <text:s/>entity: 0</text:p>
      <text:p text:style-name="P1">[0] Recieved: seq = 5 ack = 4 checksum = 820 mmmmmmmmmmmmmmmmmmm</text:p>
      <text:p text:style-name="P1"/>
      <text:p text:style-name="P1">EVENT time: 208.440094, <text:s/>type: 0, timerinterrupt <text:s text:c="2"/>entity: 0</text:p>
      <text:p text:style-name="P1"><text:s text:c="10"/>TOLAYER3: packet being lost</text:p>
      <text:p text:style-name="P1"><text:s text:c="10"/>TOLAYER3: packet being corrupted</text:p>
      <text:p text:style-name="P1"/>
      <text:p text:style-name="P1">EVENT time: 208.490936, <text:s/>type: 0, timerinterrupt <text:s text:c="2"/>entity: 0</text:p>
      <text:p text:style-name="P1"><text:s text:c="10"/>TOLAYER3: packet being corrupted</text:p>
      <text:p text:style-name="P1"><text:s text:c="10"/>TOLAYER3: packet being lost</text:p>
      <text:p text:style-name="P1"><text:s text:c="10"/>TOLAYER3: packet being corrupted</text:p>
      <text:p text:style-name="P1"/>
      <text:p text:style-name="P1">EVENT time: 209.120407, <text:s/>type: 2, fromlayer3 <text:s/>entity: 1</text:p>
      <text:p text:style-name="P1">[1] Recieved: seq = 5 ack = 3 checksum = 7c0 hhhhhhhhhhhhhhhhhhh</text:p>
      <text:p text:style-name="P1"/>
      <text:p text:style-name="P1">EVENT time: 211.534134, <text:s/>type: 2, fromlayer3 <text:s/>entity: 1</text:p>
      <text:p text:style-name="P1"><text:soft-page-break/>[1] Recieved: seq = 6 ack = 3 checksum = 7d4 Ziiiiiiiiiiiiiiiiii</text:p>
      <text:p text:style-name="P1"/>
      <text:p text:style-name="P1">EVENT time: 213.381332, <text:s/>type: 2, fromlayer3 <text:s/>entity: 1</text:p>
      <text:p text:style-name="P1">[1] Recieved: seq = 4 ack = 4 checksum = 7ad Zgggggggggggggggggg</text:p>
      <text:p text:style-name="P1"/>
      <text:p text:style-name="P1">EVENT time: 214.724472, <text:s/>type: 2, fromlayer3 <text:s/>entity: 0</text:p>
      <text:p text:style-name="P1">[0] Recieved: seq = 6 ack = 4 checksum = 834 nnnnnnnnnnnnnnnnnnn</text:p>
      <text:p text:style-name="P1">[0] Accepted: seq = 6 ack = 4 checksum = 834 nnnnnnnnnnnnnnnnnnn</text:p>
      <text:p text:style-name="P1"/>
      <text:p text:style-name="P1">EVENT time: 219.497116, <text:s/>type: 2, fromlayer3 <text:s/>entity: 0</text:p>
      <text:p text:style-name="P1">[0] Recieved: seq = 3 ack = 5 checksum = 7f9 kkkkkkkkkkkkkkkkkkk</text:p>
      <text:p text:style-name="P2">[0] Acknowledged: seq = 5 ack = 0 checksum = 7bd hhhhhhhhhhhhhhhhhhh</text:p>
      <text:p text:style-name="P1">----------Total number of Acknowledged packet so far on 0 side =&gt; 6 ------------------</text:p>
      <text:p text:style-name="P1"/>
      <text:p text:style-name="P1">EVENT time: 221.531219, <text:s/>type: 0, timerinterrupt <text:s text:c="2"/>entity: 1</text:p>
      <text:p text:style-name="P1"><text:s text:c="10"/>TOLAYER3: packet being lost</text:p>
      <text:p text:style-name="P1">Warning: unable to cancel your timer. It wasn't running.</text:p>
      <text:p text:style-name="P1"/>
      <text:p text:style-name="P1">EVENT time: 221.531219, <text:s/>type: 0, timerinterrupt <text:s text:c="2"/>entity: 1</text:p>
      <text:p text:style-name="P1"><text:s text:c="10"/>TOLAYER3: packet being corrupted</text:p>
      <text:p text:style-name="P1"><text:s text:c="10"/>TOLAYER3: packet being lost</text:p>
      <text:p text:style-name="P1"><text:s text:c="10"/>TOLAYER3: packet being corrupted</text:p>
      <text:p text:style-name="P1"/>
      <text:p text:style-name="P1">EVENT time: 222.094849, <text:s/>type: 2, fromlayer3 <text:s/>entity: 1</text:p>
      <text:p text:style-name="P1">[1] Recieved: seq = 6 ack = 4 checksum = 7d5 iiiiiiiiiiiiiiiiiii</text:p>
      <text:p text:style-name="P2">[1] Acknowledged: seq = 4 ack = 2 checksum = 80a lllllllllllllllllll</text:p>
      <text:p text:style-name="P1">----------Total number of Acknowledged packet so far on 1 side =&gt; 5 ------------------</text:p>
      <text:p text:style-name="P1"/>
      <text:p text:style-name="P1">EVENT time: 222.999268, <text:s/>type: 2, fromlayer3 <text:s/>entity: 0</text:p>
      <text:p text:style-name="P1">[0] Recieved: seq = 4 ack = 5 checksum = 80d lllllllllllllllllll</text:p>
      <text:p text:style-name="P1"/>
      <text:p text:style-name="P1">EVENT time: 224.222549, <text:s/>type: 2, fromlayer3 <text:s/>entity: 1</text:p>
      <text:p text:style-name="P1">[1] Recieved: seq = 3 ack = 4 checksum = 799 fffffffffffffffffff</text:p>
      <text:p text:style-name="P1"/>
      <text:p text:style-name="P1">EVENT time: 224.440094, <text:s/>type: 0, timerinterrupt <text:s text:c="2"/>entity: 0</text:p>
      <text:p text:style-name="P1">Warning: unable to cancel your timer. It wasn't running.</text:p>
      <text:p text:style-name="P1"/>
      <text:p text:style-name="P1">EVENT time: 224.490936, <text:s/>type: 0, timerinterrupt <text:s text:c="2"/>entity: 0</text:p>
      <text:p text:style-name="P1"><text:s text:c="10"/>TOLAYER3: packet being lost</text:p>
      <text:p text:style-name="P1"><text:s text:c="10"/>TOLAYER3: packet being lost</text:p>
      <text:p text:style-name="P1"><text:s text:c="10"/>TOLAYER3: packet being corrupted</text:p>
      <text:p text:style-name="P1"/>
      <text:p text:style-name="P1">EVENT time: 224.490936, <text:s/>type: 0, timerinterrupt <text:s text:c="2"/>entity: 0</text:p>
      <text:p text:style-name="P1"><text:s text:c="10"/>TOLAYER3: packet being lost</text:p>
      <text:p text:style-name="P1"><text:s text:c="10"/>TOLAYER3: packet being corrupted</text:p>
      <text:p text:style-name="P1"/>
      <text:p text:style-name="P1">EVENT time: 226.178833, <text:s/>type: 2, fromlayer3 <text:s/>entity: 0</text:p>
      <text:p text:style-name="P1">[0] Recieved: seq = 5 ack = 5 checksum = 821 Zmmmmmmmmmmmmmmmmmm</text:p>
      <text:p text:style-name="P1"/>
      <text:p text:style-name="P1"><text:soft-page-break/>EVENT time: 231.396805, <text:s/>type: 2, fromlayer3 <text:s/>entity: 1</text:p>
      <text:p text:style-name="P1">[1] Recieved: seq = 5 ack = 4 checksum = 7c1 Zhhhhhhhhhhhhhhhhhh</text:p>
      <text:p text:style-name="P1"/>
      <text:p text:style-name="P1">EVENT time: 234.151123, <text:s/>type: 2, fromlayer3 <text:s/>entity: 0</text:p>
      <text:p text:style-name="P1">[0] Recieved: seq = 6 ack = 5 checksum = 835 nnnnnnnnnnnnnnnnnnn</text:p>
      <text:p text:style-name="P1"/>
      <text:p text:style-name="P1">EVENT time: 236.611145, <text:s/>type: 2, fromlayer3 <text:s/>entity: 0</text:p>
      <text:p text:style-name="P1">[0] Recieved: seq = -1 ack = 5 checksum = 4 </text:p>
      <text:p text:style-name="P1"/>
      <text:p text:style-name="P1">EVENT time: 237.192337, <text:s/>type: 2, fromlayer3 <text:s/>entity: 1</text:p>
      <text:p text:style-name="P1">[1] Recieved: seq = 6 ack = 4 checksum = 7d5 iiiiiiiiiiiiiiiiiii</text:p>
      <text:p text:style-name="P1"/>
      <text:p text:style-name="P1">EVENT time: 237.531219, <text:s/>type: 0, timerinterrupt <text:s text:c="2"/>entity: 1</text:p>
      <text:p text:style-name="P1"><text:s text:c="10"/>TOLAYER3: packet being corrupted</text:p>
      <text:p text:style-name="P1"/>
      <text:p text:style-name="P1">EVENT time: 237.531219, <text:s/>type: 0, timerinterrupt <text:s text:c="2"/>entity: 1</text:p>
      <text:p text:style-name="P1"><text:s text:c="10"/>TOLAYER3: packet being corrupted</text:p>
      <text:p text:style-name="P1"><text:s text:c="10"/>TOLAYER3: packet being lost</text:p>
      <text:p text:style-name="P1"/>
      <text:p text:style-name="P1">EVENT time: 240.490936, <text:s/>type: 0, timerinterrupt <text:s text:c="2"/>entity: 0</text:p>
      <text:p text:style-name="P1"><text:s text:c="10"/>TOLAYER3: packet being lost</text:p>
      <text:p text:style-name="P1"><text:s text:c="10"/>TOLAYER3: packet being corrupted</text:p>
      <text:p text:style-name="P1"/>
      <text:p text:style-name="P1">EVENT time: 240.490936, <text:s/>type: 0, timerinterrupt <text:s text:c="2"/>entity: 0</text:p>
      <text:p text:style-name="P1"/>
      <text:p text:style-name="P1">EVENT time: 242.298492, <text:s/>type: 2, fromlayer3 <text:s/>entity: 0</text:p>
      <text:p text:style-name="P1">[0] Recieved: seq = -1 ack = 6 checksum = 5 </text:p>
      <text:p text:style-name="P2">[0] Acknowledged: seq = 6 ack = 1 checksum = 7d2 iiiiiiiiiiiiiiiiiii</text:p>
      <text:p text:style-name="P1">----------Total number of Acknowledged packet so far on 0 side =&gt; 7 ------------------</text:p>
      <text:p text:style-name="P1"/>
      <text:p text:style-name="P1">EVENT time: 244.151199, <text:s/>type: 2, fromlayer3 <text:s/>entity: 1</text:p>
      <text:p text:style-name="P1">[1] Recieved: seq = 7 ack = 5 checksum = 849 ooooooooooooooooooo</text:p>
      <text:p text:style-name="P1">[1] Acknowledged: seq = 5 ack = 2 checksum = 81e mmmmmmmmmmmmmmmmmmm</text:p>
      <text:p text:style-name="P2">[1] Accepted: seq = 7 ack = 5 checksum = 849 ooooooooooooooooooo</text:p>
      <text:p text:style-name="P1">----------Total number of Acknowledged packet so far on 1 side =&gt; 6 ------------------</text:p>
      <text:p text:style-name="P1"/>
      <text:p text:style-name="P1">EVENT time: 247.607590, <text:s/>type: 2, fromlayer3 <text:s/>entity: 1</text:p>
      <text:p text:style-name="P1">[1] Recieved: seq = 3 ack = 5 checksum = 79a fffffffffffffffffff</text:p>
      <text:p text:style-name="P1"/>
      <text:p text:style-name="P1">EVENT time: 249.709946, <text:s/>type: 2, fromlayer3 <text:s/>entity: 0</text:p>
      <text:p text:style-name="P1">[0] Recieved: seq = 4 ack = 6 checksum = 80e lllllllllllllllllll</text:p>
      <text:p text:style-name="P1"/>
      <text:p text:style-name="P1">EVENT time: 252.688538, <text:s/>type: 2, fromlayer3 <text:s/>entity: 0</text:p>
      <text:p text:style-name="P1">[0] Recieved: seq = 5 ack = 999999 checksum = 822 mmmmmmmmmmmmmmmmmmm</text:p>
      <text:p text:style-name="P1"/>
      <text:p text:style-name="P1">EVENT time: 253.531219, <text:s/>type: 0, timerinterrupt <text:s text:c="2"/>entity: 1</text:p>
      <text:p text:style-name="P1">Warning: unable to cancel your timer. It wasn't running.</text:p>
      <text:p text:style-name="P1"/>
      <text:p text:style-name="P1">EVENT time: 253.531219, <text:s/>type: 0, timerinterrupt <text:s text:c="2"/>entity: 1</text:p>
      <text:p text:style-name="P1"><text:soft-page-break/></text:p>
      <text:p text:style-name="P1">EVENT time: 253.531219, <text:s/>type: 0, timerinterrupt <text:s text:c="2"/>entity: 1</text:p>
      <text:p text:style-name="P1"><text:s text:c="10"/>TOLAYER3: packet being corrupted</text:p>
      <text:p text:style-name="P1"/>
      <text:p text:style-name="P1">EVENT time: 256.490936, <text:s/>type: 0, timerinterrupt <text:s text:c="2"/>entity: 0</text:p>
      <text:p text:style-name="P1">Warning: unable to cancel your timer. It wasn't running.</text:p>
      <text:p text:style-name="P1"/>
      <text:p text:style-name="P1">EVENT time: 256.490936, <text:s/>type: 0, timerinterrupt <text:s text:c="2"/>entity: 0</text:p>
      <text:p text:style-name="P1"/>
      <text:p text:style-name="P1">EVENT time: 256.490936, <text:s/>type: 0, timerinterrupt <text:s text:c="2"/>entity: 0</text:p>
      <text:p text:style-name="P1"/>
      <text:p text:style-name="P1">EVENT time: 257.220367, <text:s/>type: 2, fromlayer3 <text:s/>entity: 1</text:p>
      <text:p text:style-name="P1">[1] Recieved: seq = 4 ack = 5 checksum = 7ae ggggggggggggggggggg</text:p>
      <text:p text:style-name="P1"/>
      <text:p text:style-name="P1">EVENT time: 259.815826, <text:s/>type: 2, fromlayer3 <text:s/>entity: 0</text:p>
      <text:p text:style-name="P1">[0] Recieved: seq = 6 ack = 6 checksum = 836 nnnnnnnnnnnnnnnnnnn</text:p>
      <text:p text:style-name="P1"/>
      <text:p text:style-name="P1">EVENT time: 262.393921, <text:s/>type: 2, fromlayer3 <text:s/>entity: 1</text:p>
      <text:p text:style-name="P1">[1] Recieved: seq = 6 ack = 5 checksum = 7d6 iiiiiiiiiiiiiiiiiii</text:p>
      <text:p text:style-name="P1"/>
      <text:p text:style-name="P1">EVENT time: 265.700104, <text:s/>type: 2, fromlayer3 <text:s/>entity: 1</text:p>
      <text:p text:style-name="P1">[1] Recieved: seq = 7 ack = 5 checksum = 849 ooooooooooooooooooo</text:p>
      <text:p text:style-name="P1"/>
      <text:p text:style-name="P1">EVENT time: 268.159943, <text:s/>type: 2, fromlayer3 <text:s/>entity: 0</text:p>
      <text:p text:style-name="P1">[0] Recieved: seq = 7 ack = 6 checksum = 85d Zpppppppppppppppppp</text:p>
      <text:p text:style-name="P1"/>
      <text:p text:style-name="P1">EVENT time: 269.531219, <text:s/>type: 0, timerinterrupt <text:s text:c="2"/>entity: 1</text:p>
      <text:p text:style-name="P1"><text:s text:c="10"/>TOLAYER3: packet being corrupted</text:p>
      <text:p text:style-name="P1"/>
      <text:p text:style-name="P1">EVENT time: 269.531219, <text:s/>type: 0, timerinterrupt <text:s text:c="2"/>entity: 1</text:p>
      <text:p text:style-name="P1"><text:s text:c="10"/>TOLAYER3: packet being corrupted</text:p>
      <text:p text:style-name="P1"/>
      <text:p text:style-name="P1">EVENT time: 271.267242, <text:s/>type: 2, fromlayer3 <text:s/>entity: 1</text:p>
      <text:p text:style-name="P1">[1] Recieved: seq = -1 ack = 5 checksum = 4 </text:p>
      <text:p text:style-name="P1"/>
      <text:p text:style-name="P1">EVENT time: 272.490936, <text:s/>type: 0, timerinterrupt <text:s text:c="2"/>entity: 0</text:p>
      <text:p text:style-name="P1"><text:s text:c="10"/>TOLAYER3: packet being lost</text:p>
      <text:p text:style-name="P1"/>
      <text:p text:style-name="P1">EVENT time: 272.490936, <text:s/>type: 0, timerinterrupt <text:s text:c="2"/>entity: 0</text:p>
      <text:p text:style-name="P1"><text:s text:c="10"/>TOLAYER3: packet being lost</text:p>
      <text:p text:style-name="P1"/>
      <text:p text:style-name="P1">EVENT time: 273.630768, <text:s/>type: 2, fromlayer3 <text:s/>entity: 0</text:p>
      <text:p text:style-name="P1">[0] Recieved: seq = 4 ack = 6 checksum = 80e lllllllllllllllllll</text:p>
      <text:p text:style-name="P1"/>
      <text:p text:style-name="P1">EVENT time: 276.705597, <text:s/>type: 2, fromlayer3 <text:s/>entity: 0</text:p>
      <text:p text:style-name="P1">[0] Recieved: seq = 5 ack = 6 checksum = 822 mmmmmmmmmmmmmmmmmmm</text:p>
      <text:p text:style-name="P1"/>
      <text:p text:style-name="P1">EVENT time: 278.218994, <text:s/>type: 2, fromlayer3 <text:s/>entity: 1</text:p>
      <text:p text:style-name="P1">[1] Recieved: seq = 5 ack = 5 checksum = 7c2 hhhhhhhhhhhhhhhhhhh</text:p>
      <text:p text:style-name="P1"><text:soft-page-break/></text:p>
      <text:p text:style-name="P1">EVENT time: 279.886536, <text:s/>type: 2, fromlayer3 <text:s/>entity: 0</text:p>
      <text:p text:style-name="P1">[0] Recieved: seq = 6 ack = 6 checksum = 836 nnnnnnnnnnnnnnnnnnn</text:p>
      <text:p text:style-name="P1"/>
      <text:p text:style-name="P1">EVENT time: 280.435822, <text:s/>type: 2, fromlayer3 <text:s/>entity: 1</text:p>
      <text:p text:style-name="P1">[1] Recieved: seq = 7 ack = 5 checksum = 849 ooooooooooooooooooo</text:p>
      <text:p text:style-name="P1"/>
      <text:p text:style-name="P1">EVENT time: 282.569458, <text:s/>type: 2, fromlayer3 <text:s/>entity: 1</text:p>
      <text:p text:style-name="P1">[1] Recieved: seq = 7 ack = 5 checksum = 849 ooooooooooooooooooo</text:p>
      <text:p text:style-name="P1"/>
      <text:p text:style-name="P1">EVENT time: 285.353180, <text:s/>type: 2, fromlayer3 <text:s/>entity: 0</text:p>
      <text:p text:style-name="P1">[0] Recieved: seq = 7 ack = 6 checksum = 85d Zpppppppppppppppppp</text:p>
      <text:p text:style-name="P1"/>
      <text:p text:style-name="P1">EVENT time: 285.531219, <text:s/>type: 0, timerinterrupt <text:s text:c="2"/>entity: 1</text:p>
      <text:p text:style-name="P1">Warning: unable to cancel your timer. It wasn't running.</text:p>
      <text:p text:style-name="P1"/>
      <text:p text:style-name="P1">EVENT time: 285.531219, <text:s/>type: 0, timerinterrupt <text:s text:c="2"/>entity: 1</text:p>
      <text:p text:style-name="P1"><text:s text:c="10"/>TOLAYER3: packet being corrupted</text:p>
      <text:p text:style-name="P1"/>
      <text:p text:style-name="P1">EVENT time: 285.531219, <text:s/>type: 0, timerinterrupt <text:s text:c="2"/>entity: 1</text:p>
      <text:p text:style-name="P1"><text:s text:c="10"/>TOLAYER3: packet being corrupted</text:p>
      <text:p text:style-name="P1"/>
      <text:p text:style-name="P1">EVENT time: 285.855164, <text:s/>type: 2, fromlayer3 <text:s/>entity: 1</text:p>
      <text:p text:style-name="P1">[1] Recieved: seq = 0 ack = 5 checksum = 868 qqqqqqqqqqqqqqqqqqq</text:p>
      <text:p text:style-name="P1">[1] Accepted: seq = 0 ack = 5 checksum = 868 qqqqqqqqqqqqqqqqqqq</text:p>
      <text:p text:style-name="P1"/>
      <text:p text:style-name="P1">EVENT time: 288.490936, <text:s/>type: 0, timerinterrupt <text:s text:c="2"/>entity: 0</text:p>
      <text:p text:style-name="P1">Warning: unable to cancel your timer. It wasn't running.</text:p>
      <text:p text:style-name="P1"/>
      <text:p text:style-name="P1">EVENT time: 288.490936, <text:s/>type: 0, timerinterrupt <text:s text:c="2"/>entity: 0</text:p>
      <text:p text:style-name="P1"><text:s text:c="10"/>TOLAYER3: packet being corrupted</text:p>
      <text:p text:style-name="P1"/>
      <text:p text:style-name="P1">EVENT time: 288.490936, <text:s/>type: 0, timerinterrupt <text:s text:c="2"/>entity: 0</text:p>
      <text:p text:style-name="P1"><text:s text:c="10"/>TOLAYER3: packet being corrupted</text:p>
      <text:p text:style-name="P1"/>
      <text:p text:style-name="P1">EVENT time: 291.806610, <text:s/>type: 2, fromlayer3 <text:s/>entity: 1</text:p>
      <text:p text:style-name="P1">[1] Recieved: seq = 1 ack = 5 checksum = 87c rrrrrrrrrrrrrrrrrrr</text:p>
      <text:p text:style-name="P1">[1] Accepted: seq = 1 ack = 5 checksum = 87c rrrrrrrrrrrrrrrrrrr</text:p>
      <text:p text:style-name="P1"/>
      <text:p text:style-name="P1">EVENT time: 292.893250, <text:s/>type: 2, fromlayer3 <text:s/>entity: 0</text:p>
      <text:p text:style-name="P1">[0] Recieved: seq = 0 ack = 6 checksum = 88f sssssssssssssssssss</text:p>
      <text:p text:style-name="P1"/>
      <text:p text:style-name="P1">EVENT time: 298.428314, <text:s/>type: 2, fromlayer3 <text:s/>entity: 1</text:p>
      <text:p text:style-name="P1">[1] Recieved: seq = 2 ack = 5 checksum = 8a3 ttttttttttttttttttt</text:p>
      <text:p text:style-name="P1">[1] Accepted: seq = 2 ack = 5 checksum = 8a3 ttttttttttttttttttt</text:p>
      <text:p text:style-name="P1"/>
      <text:p text:style-name="P1">EVENT time: 299.208740, <text:s/>type: 2, fromlayer3 <text:s/>entity: 0</text:p>
      <text:p text:style-name="P1">[0] Recieved: seq = 4 ack = 6 checksum = 80e lllllllllllllllllll</text:p>
      <text:p text:style-name="P1"/>
      <text:p text:style-name="P1"><text:soft-page-break/>EVENT time: 301.531219, <text:s/>type: 0, timerinterrupt <text:s text:c="2"/>entity: 1</text:p>
      <text:p text:style-name="P1"/>
      <text:p text:style-name="P1">EVENT time: 301.531219, <text:s/>type: 0, timerinterrupt <text:s text:c="2"/>entity: 1</text:p>
      <text:p text:style-name="P1"><text:s text:c="10"/>TOLAYER3: packet being corrupted</text:p>
      <text:p text:style-name="P1"><text:s text:c="10"/>TOLAYER3: packet being lost</text:p>
      <text:p text:style-name="P1"/>
      <text:p text:style-name="P1">EVENT time: 304.490936, <text:s/>type: 0, timerinterrupt <text:s text:c="2"/>entity: 0</text:p>
      <text:p text:style-name="P1"><text:s text:c="10"/>TOLAYER3: packet being corrupted</text:p>
      <text:p text:style-name="P1"/>
      <text:p text:style-name="P1">EVENT time: 304.490936, <text:s/>type: 0, timerinterrupt <text:s text:c="2"/>entity: 0</text:p>
      <text:p text:style-name="P1"><text:s text:c="10"/>TOLAYER3: packet being lost</text:p>
      <text:p text:style-name="P1"/>
      <text:p text:style-name="P1">EVENT time: 306.259827, <text:s/>type: 2, fromlayer3 <text:s/>entity: 1</text:p>
      <text:p text:style-name="P1">[1] Recieved: seq = 5 ack = 5 checksum = 7c2 Zhhhhhhhhhhhhhhhhhh</text:p>
      <text:p text:style-name="P1"/>
      <text:p text:style-name="P1">EVENT time: 306.704468, <text:s/>type: 2, fromlayer3 <text:s/>entity: 0</text:p>
      <text:p text:style-name="P1">[0] Recieved: seq = 999999 ack = 6 checksum = 822 mmmmmmmmmmmmmmmmmmm</text:p>
      <text:p text:style-name="P1"/>
      <text:p text:style-name="P1">EVENT time: 307.923248, <text:s/>type: 2, fromlayer3 <text:s/>entity: 1</text:p>
      <text:p text:style-name="P1">[1] Recieved: seq = 6 ack = 5 checksum = 7d6 iiiiiiiiiiiiiiiiiii</text:p>
      <text:p text:style-name="P1"/>
      <text:p text:style-name="P1">EVENT time: 311.226166, <text:s/>type: 2, fromlayer3 <text:s/>entity: 1</text:p>
      <text:p text:style-name="P1">[1] Recieved: seq = 7 ack = 5 checksum = 849 ooooooooooooooooooo</text:p>
      <text:p text:style-name="P1"/>
      <text:p text:style-name="P1">EVENT time: 316.120392, <text:s/>type: 2, fromlayer3 <text:s/>entity: 0</text:p>
      <text:p text:style-name="P1">[0] Recieved: seq = 0 ack = 6 checksum = 88f sssssssssssssssssss</text:p>
      <text:p text:style-name="P1"/>
      <text:p text:style-name="P1">EVENT time: 317.531219, <text:s/>type: 0, timerinterrupt <text:s text:c="2"/>entity: 1</text:p>
      <text:p text:style-name="P1"><text:s text:c="10"/>TOLAYER3: packet being corrupted</text:p>
      <text:p text:style-name="P1">Warning: unable to cancel your timer. It wasn't running.</text:p>
      <text:p text:style-name="P1"/>
      <text:p text:style-name="P1">EVENT time: 317.531219, <text:s/>type: 0, timerinterrupt <text:s text:c="2"/>entity: 1</text:p>
      <text:p text:style-name="P1"><text:s text:c="10"/>TOLAYER3: packet being lost</text:p>
      <text:p text:style-name="P1"/>
      <text:p text:style-name="P1">EVENT time: 317.531219, <text:s/>type: 0, timerinterrupt <text:s text:c="2"/>entity: 1</text:p>
      <text:p text:style-name="P1"><text:s text:c="10"/>TOLAYER3: packet being lost</text:p>
      <text:p text:style-name="P1"/>
      <text:p text:style-name="P1">EVENT time: 317.757141, <text:s/>type: 2, fromlayer3 <text:s/>entity: 1</text:p>
      <text:p text:style-name="P1">[1] Recieved: seq = 1 ack = 5 checksum = 87c rrrrrrrrrrrrrrrrrrr</text:p>
      <text:p text:style-name="P1"/>
      <text:p text:style-name="P1">EVENT time: 320.490936, <text:s/>type: 0, timerinterrupt <text:s text:c="2"/>entity: 0</text:p>
      <text:p text:style-name="P1">Warning: unable to cancel your timer. It wasn't running.</text:p>
      <text:p text:style-name="P1"/>
      <text:p text:style-name="P1">EVENT time: 320.490936, <text:s/>type: 0, timerinterrupt <text:s text:c="2"/>entity: 0</text:p>
      <text:p text:style-name="P1"><text:s text:c="10"/>TOLAYER3: packet being corrupted</text:p>
      <text:p text:style-name="P1"/>
      <text:p text:style-name="P1">EVENT time: 320.490936, <text:s/>type: 0, timerinterrupt <text:s text:c="2"/>entity: 0</text:p>
      <text:p text:style-name="P1"><text:s text:c="10"/>TOLAYER3: packet being lost</text:p>
      <text:p text:style-name="P1"><text:s text:c="10"/>TOLAYER3: packet being corrupted</text:p>
      <text:p text:style-name="P1"><text:soft-page-break/></text:p>
      <text:p text:style-name="P1">EVENT time: 325.583679, <text:s/>type: 2, fromlayer3 <text:s/>entity: 0</text:p>
      <text:p text:style-name="P1">[0] Recieved: seq = 6 ack = 6 checksum = 836 nnnnnnnnnnnnnnnnnnn</text:p>
      <text:p text:style-name="P1"/>
      <text:p text:style-name="P1">EVENT time: 326.766693, <text:s/>type: 2, fromlayer3 <text:s/>entity: 1</text:p>
      <text:p text:style-name="P1">[1] Recieved: seq = 2 ack = 5 checksum = 8a3 ttttttttttttttttttt</text:p>
      <text:p text:style-name="P1"/>
      <text:p text:style-name="P1">EVENT time: 330.005798, <text:s/>type: 2, fromlayer3 <text:s/>entity: 0</text:p>
      <text:p text:style-name="P1">[0] Recieved: seq = 7 ack = 6 checksum = 85d ppppppppppppppppppp</text:p>
      <text:p text:style-name="P1">[0] Accepted: seq = 7 ack = 6 checksum = 85d ppppppppppppppppppp</text:p>
      <text:p text:style-name="P1"/>
      <text:p text:style-name="P1">EVENT time: 333.531219, <text:s/>type: 0, timerinterrupt <text:s text:c="2"/>entity: 1</text:p>
      <text:p text:style-name="P1"/>
      <text:p text:style-name="P1">EVENT time: 333.531219, <text:s/>type: 0, timerinterrupt <text:s text:c="2"/>entity: 1</text:p>
      <text:p text:style-name="P1"/>
      <text:p text:style-name="P1">EVENT time: 335.012177, <text:s/>type: 2, fromlayer3 <text:s/>entity: 1</text:p>
      <text:p text:style-name="P1">[1] Recieved: seq = 5 ack = 5 checksum = 7c2 hhhhhhhhhhhhhhhhhhh</text:p>
      <text:p text:style-name="P1"/>
      <text:p text:style-name="P1">EVENT time: 336.490936, <text:s/>type: 0, timerinterrupt <text:s text:c="2"/>entity: 0</text:p>
      <text:p text:style-name="P1"><text:s text:c="10"/>TOLAYER3: packet being corrupted</text:p>
      <text:p text:style-name="P1"/>
      <text:p text:style-name="P1">EVENT time: 336.490936, <text:s/>type: 0, timerinterrupt <text:s text:c="2"/>entity: 0</text:p>
      <text:p text:style-name="P1"><text:s text:c="10"/>TOLAYER3: packet being corrupted</text:p>
      <text:p text:style-name="P1"/>
      <text:p text:style-name="P1">EVENT time: 336.730835, <text:s/>type: 2, fromlayer3 <text:s/>entity: 0</text:p>
      <text:p text:style-name="P1">[0] Recieved: seq = 0 ack = 6 checksum = 88f sssssssssssssssssss</text:p>
      <text:p text:style-name="P1">[0] Accepted: seq = 0 ack = 6 checksum = 88f sssssssssssssssssss</text:p>
      <text:p text:style-name="P1"/>
      <text:p text:style-name="P1">EVENT time: 340.592987, <text:s/>type: 2, fromlayer3 <text:s/>entity: 1</text:p>
      <text:p text:style-name="P1">[1] Recieved: seq = 6 ack = 5 checksum = 7d6 iiiiiiiiiiiiiiiiiii</text:p>
      <text:p text:style-name="P1"/>
      <text:p text:style-name="P1">EVENT time: 343.819946, <text:s/>type: 2, fromlayer3 <text:s/>entity: 0</text:p>
      <text:p text:style-name="P1">[0] Recieved: seq = 4 ack = 6 checksum = 80e Zllllllllllllllllll</text:p>
      <text:p text:style-name="P1"/>
      <text:p text:style-name="P1">EVENT time: 349.130066, <text:s/>type: 2, fromlayer3 <text:s/>entity: 0</text:p>
      <text:p text:style-name="P1">[0] Recieved: seq = 999999 ack = 6 checksum = 836 nnnnnnnnnnnnnnnnnnn</text:p>
      <text:p text:style-name="P1"/>
      <text:p text:style-name="P1">EVENT time: 349.531219, <text:s/>type: 0, timerinterrupt <text:s text:c="2"/>entity: 1</text:p>
      <text:p text:style-name="P1">Warning: unable to cancel your timer. It wasn't running.</text:p>
      <text:p text:style-name="P1"/>
      <text:p text:style-name="P1">EVENT time: 349.531219, <text:s/>type: 0, timerinterrupt <text:s text:c="2"/>entity: 1</text:p>
      <text:p text:style-name="P1"/>
      <text:p text:style-name="P1">EVENT time: 349.531219, <text:s/>type: 0, timerinterrupt <text:s text:c="2"/>entity: 1</text:p>
      <text:p text:style-name="P1"/>
      <text:p text:style-name="P1">EVENT time: 350.547760, <text:s/>type: 2, fromlayer3 <text:s/>entity: 1</text:p>
      <text:p text:style-name="P1">[1] Recieved: seq = 7 ack = 5 checksum = 849 ooooooooooooooooooo</text:p>
      <text:p text:style-name="P1"/>
      <text:p text:style-name="P1">EVENT time: 352.490936, <text:s/>type: 0, timerinterrupt <text:s text:c="2"/>entity: 0</text:p>
      <text:p text:style-name="P1">Warning: unable to cancel your timer. It wasn't running.</text:p>
      <text:p text:style-name="P1"><text:soft-page-break/></text:p>
      <text:p text:style-name="P1">EVENT time: 352.490936, <text:s/>type: 0, timerinterrupt <text:s text:c="2"/>entity: 0</text:p>
      <text:p text:style-name="P1"><text:s text:c="10"/>TOLAYER3: packet being lost</text:p>
      <text:p text:style-name="P1"/>
      <text:p text:style-name="P1">EVENT time: 352.490936, <text:s/>type: 0, timerinterrupt <text:s text:c="2"/>entity: 0</text:p>
      <text:p text:style-name="P1"><text:s text:c="10"/>TOLAYER3: packet being lost</text:p>
      <text:p text:style-name="P1"/>
      <text:p text:style-name="P1">EVENT time: 353.197693, <text:s/>type: 2, fromlayer3 <text:s/>entity: 0</text:p>
      <text:p text:style-name="P1">[0] Recieved: seq = 7 ack = 6 checksum = 85d ppppppppppppppppppp</text:p>
      <text:p text:style-name="P1"/>
      <text:p text:style-name="P1">EVENT time: 358.187622, <text:s/>type: 2, fromlayer3 <text:s/>entity: 0</text:p>
      <text:p text:style-name="P1">[0] Recieved: seq = 0 ack = 6 checksum = 88f sssssssssssssssssss</text:p>
      <text:p text:style-name="P1"/>
      <text:p text:style-name="P1">EVENT time: 358.428162, <text:s/>type: 2, fromlayer3 <text:s/>entity: 1</text:p>
      <text:p text:style-name="P1">[1] Recieved: seq = 0 ack = 5 checksum = 868 qqqqqqqqqqqqqqqqqqq</text:p>
      <text:p text:style-name="P1"/>
      <text:p text:style-name="P1">EVENT time: 360.627167, <text:s/>type: 2, fromlayer3 <text:s/>entity: 0</text:p>
      <text:p text:style-name="P1">[0] Recieved: seq = 5 ack = 6 checksum = 822 mmmmmmmmmmmmmmmmmmm</text:p>
      <text:p text:style-name="P1"/>
      <text:p text:style-name="P1">EVENT time: 361.024261, <text:s/>type: 2, fromlayer3 <text:s/>entity: 1</text:p>
      <text:p text:style-name="P1">[1] Recieved: seq = 2 ack = 999999 checksum = 8a3 ttttttttttttttttttt</text:p>
      <text:p text:style-name="P1"/>
      <text:p text:style-name="P1">EVENT time: 362.946564, <text:s/>type: 2, fromlayer3 <text:s/>entity: 1</text:p>
      <text:p text:style-name="P1">[1] Recieved: seq = 5 ack = 5 checksum = 7c2 hhhhhhhhhhhhhhhhhhh</text:p>
      <text:p text:style-name="P1"/>
      <text:p text:style-name="P1">EVENT time: 365.531219, <text:s/>type: 0, timerinterrupt <text:s text:c="2"/>entity: 1</text:p>
      <text:p text:style-name="P1"><text:s text:c="10"/>TOLAYER3: packet being lost</text:p>
      <text:p text:style-name="P1"><text:s text:c="10"/>TOLAYER3: packet being lost</text:p>
      <text:p text:style-name="P1"/>
      <text:p text:style-name="P1">EVENT time: 365.531219, <text:s/>type: 0, timerinterrupt <text:s text:c="2"/>entity: 1</text:p>
      <text:p text:style-name="P1"><text:s text:c="10"/>TOLAYER3: packet being lost</text:p>
      <text:p text:style-name="P1"/>
      <text:p text:style-name="P1">EVENT time: 366.321198, <text:s/>type: 2, fromlayer3 <text:s/>entity: 0</text:p>
      <text:p text:style-name="P1">[0] Recieved: seq = 6 ack = 6 checksum = 836 nnnnnnnnnnnnnnnnnnn</text:p>
      <text:p text:style-name="P1"/>
      <text:p text:style-name="P1">EVENT time: 366.483307, <text:s/>type: 2, fromlayer3 <text:s/>entity: 1</text:p>
      <text:p text:style-name="P1">[1] Recieved: seq = 999999 ack = 5 checksum = 7d6 iiiiiiiiiiiiiiiiiii</text:p>
      <text:p text:style-name="P1"/>
      <text:p text:style-name="P1">EVENT time: 368.490936, <text:s/>type: 0, timerinterrupt <text:s text:c="2"/>entity: 0</text:p>
      <text:p text:style-name="P1"><text:s text:c="10"/>TOLAYER3: packet being lost</text:p>
      <text:p text:style-name="P1"><text:s text:c="10"/>TOLAYER3: packet being lost</text:p>
      <text:p text:style-name="P1"><text:s text:c="10"/>TOLAYER3: packet being corrupted</text:p>
      <text:p text:style-name="P1"/>
      <text:p text:style-name="P1">EVENT time: 368.490936, <text:s/>type: 0, timerinterrupt <text:s text:c="2"/>entity: 0</text:p>
      <text:p text:style-name="P1"/>
      <text:p text:style-name="P1">EVENT time: 368.498352, <text:s/>type: 2, fromlayer3 <text:s/>entity: 0</text:p>
      <text:p text:style-name="P1">[0] Recieved: seq = 7 ack = 6 checksum = 85d Zpppppppppppppppppp</text:p>
      <text:p text:style-name="P1"/>
      <text:p text:style-name="P1">EVENT time: 369.711945, <text:s/>type: 2, fromlayer3 <text:s/>entity: 1</text:p>
      <text:p text:style-name="P1"><text:soft-page-break/>[1] Recieved: seq = 7 ack = 5 checksum = 849 ooooooooooooooooooo</text:p>
      <text:p text:style-name="P1"/>
      <text:p text:style-name="P1">EVENT time: 373.620026, <text:s/>type: 2, fromlayer3 <text:s/>entity: 0</text:p>
      <text:p text:style-name="P1">[0] Recieved: seq = 0 ack = 6 checksum = 88f sssssssssssssssssss</text:p>
      <text:p text:style-name="P1"/>
      <text:p text:style-name="P1">EVENT time: 378.259064, <text:s/>type: 2, fromlayer3 <text:s/>entity: 0</text:p>
      <text:p text:style-name="P1">[0] Recieved: seq = 5 ack = 6 checksum = 822 mmmmmmmmmmmmmmmmmmm</text:p>
      <text:p text:style-name="P1"/>
      <text:p text:style-name="P1">EVENT time: 378.560364, <text:s/>type: 2, fromlayer3 <text:s/>entity: 1</text:p>
      <text:p text:style-name="P1">[1] Recieved: seq = 1 ack = 5 checksum = 87c rrrrrrrrrrrrrrrrrrr</text:p>
      <text:p text:style-name="P1"/>
      <text:p text:style-name="P1">EVENT time: 381.531219, <text:s/>type: 0, timerinterrupt <text:s text:c="2"/>entity: 1</text:p>
      <text:p text:style-name="P1">Warning: unable to cancel your timer. It wasn't running.</text:p>
      <text:p text:style-name="P1"/>
      <text:p text:style-name="P1">EVENT time: 381.531219, <text:s/>type: 0, timerinterrupt <text:s text:c="2"/>entity: 1</text:p>
      <text:p text:style-name="P1"><text:s text:c="10"/>TOLAYER3: packet being corrupted</text:p>
      <text:p text:style-name="P1"/>
      <text:p text:style-name="P1">EVENT time: 381.531219, <text:s/>type: 0, timerinterrupt <text:s text:c="2"/>entity: 1</text:p>
      <text:p text:style-name="P1"/>
      <text:p text:style-name="P1">EVENT time: 384.090210, <text:s/>type: 2, fromlayer3 <text:s/>entity: 0</text:p>
      <text:p text:style-name="P1">[0] Recieved: seq = 6 ack = 6 checksum = 836 Znnnnnnnnnnnnnnnnnn</text:p>
      <text:p text:style-name="P1"/>
      <text:p text:style-name="P1">EVENT time: 384.490936, <text:s/>type: 0, timerinterrupt <text:s text:c="2"/>entity: 0</text:p>
      <text:p text:style-name="P1">Warning: unable to cancel your timer. It wasn't running.</text:p>
      <text:p text:style-name="P1"/>
      <text:p text:style-name="P1">EVENT time: 384.490936, <text:s/>type: 0, timerinterrupt <text:s text:c="2"/>entity: 0</text:p>
      <text:p text:style-name="P1"><text:s text:c="10"/>TOLAYER3: packet being lost</text:p>
      <text:p text:style-name="P1"><text:s text:c="10"/>TOLAYER3: packet being corrupted</text:p>
      <text:p text:style-name="P1"/>
      <text:p text:style-name="P1">EVENT time: 384.490936, <text:s/>type: 0, timerinterrupt <text:s text:c="2"/>entity: 0</text:p>
      <text:p text:style-name="P1"><text:s text:c="10"/>TOLAYER3: packet being lost</text:p>
      <text:p text:style-name="P1"/>
      <text:p text:style-name="P1">EVENT time: 385.654266, <text:s/>type: 2, fromlayer3 <text:s/>entity: 1</text:p>
      <text:p text:style-name="P1">[1] Recieved: seq = 2 ack = 999999 checksum = 8a3 ttttttttttttttttttt</text:p>
      <text:p text:style-name="P1"/>
      <text:p text:style-name="P1">EVENT time: 393.180939, <text:s/>type: 2, fromlayer3 <text:s/>entity: 1</text:p>
      <text:p text:style-name="P1"><text:span text:style-name="T3">[1] Recieved: seq = -1 ack = 6 checksum = 5</text:span> </text:p>
      <text:p text:style-name="P2">[1] Acknowledged: seq = 6 ack = 2 checksum = 832 nnnnnnnnnnnnnnnnnnn</text:p>
      <text:p text:style-name="P1">----------Total number of Acknowledged packet so far on 1 side =&gt; 7 ------------------</text:p>
      <text:p text:style-name="P1"/>
      <text:p text:style-name="P1">EVENT time: 393.705597, <text:s/>type: 2, fromlayer3 <text:s/>entity: 0</text:p>
      <text:p text:style-name="P1">[0] Recieved: seq = 7 ack = 6 checksum = 85d ppppppppppppppppppp</text:p>
      <text:p text:style-name="P1"/>
      <text:p text:style-name="P1">EVENT time: 397.531219, <text:s/>type: 0, timerinterrupt <text:s text:c="2"/>entity: 1</text:p>
      <text:p text:style-name="P1"><text:s text:c="10"/>TOLAYER3: packet being lost</text:p>
      <text:p text:style-name="P1"/>
      <text:p text:style-name="P1">EVENT time: 397.531219, <text:s/>type: 0, timerinterrupt <text:s text:c="2"/>entity: 1</text:p>
      <text:p text:style-name="P1"><text:s text:c="10"/>TOLAYER3: packet being corrupted</text:p>
      <text:p text:style-name="P1"/>
      <text:p text:style-name="P1"><text:soft-page-break/>EVENT time: 398.875000, <text:s/>type: 2, fromlayer3 <text:s/>entity: 0</text:p>
      <text:p text:style-name="P1">[0] Recieved: seq = -1 ack = 7 checksum = 6 </text:p>
      <text:p text:style-name="P1">[0] Acknowledged: seq = 7 ack = 5 checksum = 849 ooooooooooooooooooo</text:p>
      <text:p text:style-name="P1">----------Total number of Acknowledged packet so far on 0 side =&gt; 8 ------------------</text:p>
      <text:p text:style-name="P1"/>
      <text:p text:style-name="P1">EVENT time: 399.664062, <text:s/>type: 2, fromlayer3 <text:s/>entity: 1</text:p>
      <text:p text:style-name="P1">[1] Recieved: seq = 7 ack = 6 checksum = 84a ooooooooooooooooooo</text:p>
      <text:p text:style-name="P1"/>
      <text:p text:style-name="P1">EVENT time: 400.490936, <text:s/>type: 0, timerinterrupt <text:s text:c="2"/>entity: 0</text:p>
      <text:p text:style-name="P1"/>
      <text:p text:style-name="P1">EVENT time: 400.490936, <text:s/>type: 0, timerinterrupt <text:s text:c="2"/>entity: 0</text:p>
      <text:p text:style-name="P1"><text:s text:c="10"/>TOLAYER3: packet being corrupted</text:p>
      <text:p text:style-name="P1"/>
      <text:p text:style-name="P1">EVENT time: 403.268250, <text:s/>type: 2, fromlayer3 <text:s/>entity: 1</text:p>
      <text:p text:style-name="P1">[1] Recieved: seq = 0 ack = 6 checksum = 869 qqqqqqqqqqqqqqqqqqq</text:p>
      <text:p text:style-name="P1"/>
      <text:p text:style-name="P1">EVENT time: 405.867523, <text:s/>type: 2, fromlayer3 <text:s/>entity: 0</text:p>
      <text:p text:style-name="P1">[0] Recieved: seq = 6 ack = 7 checksum = 837 nnnnnnnnnnnnnnnnnnn</text:p>
      <text:p text:style-name="P1"/>
      <text:p text:style-name="P1">EVENT time: 412.785614, <text:s/>type: 2, fromlayer3 <text:s/>entity: 1</text:p>
      <text:p text:style-name="P1">[1] Recieved: seq = 2 ack = 6 checksum = 8a4 Ztttttttttttttttttt</text:p>
      <text:p text:style-name="P1"/>
      <text:p text:style-name="P1">EVENT time: 413.286621, <text:s/>type: 2, fromlayer3 <text:s/>entity: 0</text:p>
      <text:p text:style-name="P1">[0] Recieved: seq = 7 ack = 7 checksum = 85e ppppppppppppppppppp</text:p>
      <text:p text:style-name="P1"/>
      <text:p text:style-name="P1">EVENT time: 413.531219, <text:s/>type: 0, timerinterrupt <text:s text:c="2"/>entity: 1</text:p>
      <text:p text:style-name="P1"/>
      <text:p text:style-name="P1">EVENT time: 413.531219, <text:s/>type: 0, timerinterrupt <text:s text:c="2"/>entity: 1</text:p>
      <text:p text:style-name="P1"><text:s text:c="10"/>TOLAYER3: packet being corrupted</text:p>
      <text:p text:style-name="P1"/>
      <text:p text:style-name="P1">EVENT time: 415.664062, <text:s/>type: 0, timerinterrupt <text:s text:c="2"/>entity: 1</text:p>
      <text:p text:style-name="P1"><text:s text:c="10"/>TOLAYER3: packet being lost</text:p>
      <text:p text:style-name="P1">Warning: unable to cancel your timer. It wasn't running.</text:p>
      <text:p text:style-name="P1"/>
      <text:p text:style-name="P1">EVENT time: 416.490936, <text:s/>type: 0, timerinterrupt <text:s text:c="2"/>entity: 0</text:p>
      <text:p text:style-name="P1">Warning: unable to cancel your timer. It wasn't running.</text:p>
      <text:p text:style-name="P1"/>
      <text:p text:style-name="P1">EVENT time: 416.490936, <text:s/>type: 0, timerinterrupt <text:s text:c="2"/>entity: 0</text:p>
      <text:p text:style-name="P1"><text:s text:c="10"/>TOLAYER3: packet being lost</text:p>
      <text:p text:style-name="P1"><text:s text:c="10"/>TOLAYER3: packet being lost</text:p>
      <text:p text:style-name="P1"/>
      <text:p text:style-name="P1">EVENT time: 416.490936, <text:s/>type: 0, timerinterrupt <text:s text:c="2"/>entity: 0</text:p>
      <text:p text:style-name="P1"/>
      <text:p text:style-name="P1">EVENT time: 421.148560, <text:s/>type: 2, fromlayer3 <text:s/>entity: 1</text:p>
      <text:p text:style-name="P1">[1] Recieved: seq = 7 ack = 6 checksum = 84a ooooooooooooooooooo</text:p>
      <text:p text:style-name="P1"/>
      <text:p text:style-name="P1">EVENT time: 422.571838, <text:s/>type: 2, fromlayer3 <text:s/>entity: 0</text:p>
      <text:p text:style-name="P1">[0] Recieved: seq = 0 ack = 7 checksum = 890 sssssssssssssssssss</text:p>
      <text:p text:style-name="P1"/>
      <text:p text:style-name="P1"><text:soft-page-break/>EVENT time: 429.417206, <text:s/>type: 2, fromlayer3 <text:s/>entity: 0</text:p>
      <text:p text:style-name="P1">[0] Recieved: seq = 6 ack = 7 checksum = 837 nnnnnnnnnnnnnnnnnnn</text:p>
      <text:p text:style-name="P1"/>
      <text:p text:style-name="P1">EVENT time: 429.531219, <text:s/>type: 0, timerinterrupt <text:s text:c="2"/>entity: 1</text:p>
      <text:p text:style-name="P1"><text:s text:c="10"/>TOLAYER3: packet being corrupted</text:p>
      <text:p text:style-name="P1"/>
      <text:p text:style-name="P1">EVENT time: 429.531219, <text:s/>type: 0, timerinterrupt <text:s text:c="2"/>entity: 1</text:p>
      <text:p text:style-name="P1"/>
      <text:p text:style-name="P1">EVENT time: 430.088806, <text:s/>type: 2, fromlayer3 <text:s/>entity: 1</text:p>
      <text:p text:style-name="P1">[1] Recieved: seq = 0 ack = 6 checksum = 869 qqqqqqqqqqqqqqqqqqq</text:p>
      <text:p text:style-name="P1"/>
      <text:p text:style-name="P1">EVENT time: 431.590271, <text:s/>type: 2, fromlayer3 <text:s/>entity: 1</text:p>
      <text:p text:style-name="P1">[1] Recieved: seq = 1 ack = 999999 checksum = 87d rrrrrrrrrrrrrrrrrrr</text:p>
      <text:p text:style-name="P1"/>
      <text:p text:style-name="P1">EVENT time: 432.490936, <text:s/>type: 0, timerinterrupt <text:s text:c="2"/>entity: 0</text:p>
      <text:p text:style-name="P1"><text:s text:c="10"/>TOLAYER3: packet being corrupted</text:p>
      <text:p text:style-name="P1"><text:s text:c="10"/>TOLAYER3: packet being lost</text:p>
      <text:p text:style-name="P1"/>
      <text:p text:style-name="P1">EVENT time: 432.490936, <text:s/>type: 0, timerinterrupt <text:s text:c="2"/>entity: 0</text:p>
      <text:p text:style-name="P1"><text:s text:c="10"/>TOLAYER3: packet being lost</text:p>
      <text:p text:style-name="P1"><text:s text:c="10"/>TOLAYER3: packet being corrupted</text:p>
      <text:p text:style-name="P1"/>
      <text:p text:style-name="P1">EVENT time: 434.999847, <text:s/>type: 2, fromlayer3 <text:s/>entity: 0</text:p>
      <text:p text:style-name="P1">[0] Recieved: seq = 7 ack = 7 checksum = 85e ppppppppppppppppppp</text:p>
      <text:p text:style-name="P1"/>
      <text:p text:style-name="P1">EVENT time: 437.148560, <text:s/>type: 0, timerinterrupt <text:s text:c="2"/>entity: 1</text:p>
      <text:p text:style-name="P1"><text:s text:c="10"/>TOLAYER3: packet being lost</text:p>
      <text:p text:style-name="P1">Warning: unable to cancel your timer. It wasn't running.</text:p>
      <text:p text:style-name="P1"/>
      <text:p text:style-name="P1">EVENT time: 440.193756, <text:s/>type: 2, fromlayer3 <text:s/>entity: 1</text:p>
      <text:p text:style-name="P1">[1] Recieved: seq = 2 ack = 6 checksum = 8a4 ttttttttttttttttttt</text:p>
      <text:p text:style-name="P1"/>
      <text:p text:style-name="P1">EVENT time: 443.101135, <text:s/>type: 2, fromlayer3 <text:s/>entity: 0</text:p>
      <text:p text:style-name="P1">[0] Recieved: seq = 0 ack = 7 checksum = 890 Zssssssssssssssssss</text:p>
      <text:p text:style-name="P1"/>
      <text:p text:style-name="P1">EVENT time: 445.531219, <text:s/>type: 0, timerinterrupt <text:s text:c="2"/>entity: 1</text:p>
      <text:p text:style-name="P1"/>
      <text:p text:style-name="P1">EVENT time: 445.531219, <text:s/>type: 0, timerinterrupt <text:s text:c="2"/>entity: 1</text:p>
      <text:p text:style-name="P1"><text:s text:c="10"/>TOLAYER3: packet being lost</text:p>
      <text:p text:style-name="P1"/>
      <text:p text:style-name="P1">EVENT time: 446.411011, <text:s/>type: 2, fromlayer3 <text:s/>entity: 1</text:p>
      <text:p text:style-name="P1">[1] Recieved: seq = 6 ack = 6 checksum = 7d7 iiiiiiiiiiiiiiiiiii</text:p>
      <text:p text:style-name="P1"/>
      <text:p text:style-name="P1">EVENT time: 447.837585, <text:s/>type: 2, fromlayer3 <text:s/>entity: 1</text:p>
      <text:p text:style-name="P1">[1] Recieved: seq = 0 ack = 6 checksum = 869 qqqqqqqqqqqqqqqqqqq</text:p>
      <text:p text:style-name="P1"/>
      <text:p text:style-name="P1">EVENT time: 448.490936, <text:s/>type: 0, timerinterrupt <text:s text:c="2"/>entity: 0</text:p>
      <text:p text:style-name="P1"><text:s text:c="10"/>TOLAYER3: packet being lost</text:p>
      <text:p text:style-name="P1">Warning: unable to cancel your timer. It wasn't running.</text:p>
      <text:p text:style-name="P1"><text:soft-page-break/></text:p>
      <text:p text:style-name="P1">EVENT time: 448.490936, <text:s/>type: 0, timerinterrupt <text:s text:c="2"/>entity: 0</text:p>
      <text:p text:style-name="P1"/>
      <text:p text:style-name="P1">EVENT time: 448.490936, <text:s/>type: 0, timerinterrupt <text:s text:c="2"/>entity: 0</text:p>
      <text:p text:style-name="P1"><text:s text:c="10"/>TOLAYER3: packet being corrupted</text:p>
      <text:p text:style-name="P1"><text:s text:c="10"/>TOLAYER3: packet being corrupted</text:p>
      <text:p text:style-name="P1"/>
      <text:p text:style-name="P1">EVENT time: 449.836945, <text:s/>type: 2, fromlayer3 <text:s/>entity: 0</text:p>
      <text:p text:style-name="P1">[0] Recieved: seq = 6 ack = 7 checksum = 837 nnnnnnnnnnnnnnnnnnn</text:p>
      <text:p text:style-name="P1"/>
      <text:p text:style-name="P1">EVENT time: 450.703705, <text:s/>type: 2, fromlayer3 <text:s/>entity: 1</text:p>
      <text:p text:style-name="P1">[1] Recieved: seq = 1 ack = 6 checksum = 87d Zrrrrrrrrrrrrrrrrrr</text:p>
      <text:p text:style-name="P1"/>
      <text:p text:style-name="P1">EVENT time: 454.331451, <text:s/>type: 2, fromlayer3 <text:s/>entity: 0</text:p>
      <text:p text:style-name="P1">[0] Recieved: seq = 7 ack = 7 checksum = 85e ppppppppppppppppppp</text:p>
      <text:p text:style-name="P1"/>
      <text:p text:style-name="P1">EVENT time: 456.193756, <text:s/>type: 0, timerinterrupt <text:s text:c="2"/>entity: 1</text:p>
      <text:p text:style-name="P1">Warning: unable to cancel your timer. It wasn't running.</text:p>
      <text:p text:style-name="P1"/>
      <text:p text:style-name="P1">EVENT time: 459.946045, <text:s/>type: 2, fromlayer3 <text:s/>entity: 1</text:p>
      <text:p text:style-name="P1">[1] Recieved: seq = 2 ack = 6 checksum = 8a4 ttttttttttttttttttt</text:p>
      <text:p text:style-name="P1"/>
      <text:p text:style-name="P1">EVENT time: 461.531219, <text:s/>type: 0, timerinterrupt <text:s text:c="2"/>entity: 1</text:p>
      <text:p text:style-name="P1"/>
      <text:p text:style-name="P1">EVENT time: 461.531219, <text:s/>type: 0, timerinterrupt <text:s text:c="2"/>entity: 1</text:p>
      <text:p text:style-name="P1"><text:s text:c="10"/>TOLAYER3: packet being lost</text:p>
      <text:p text:style-name="P1"/>
      <text:p text:style-name="P1">EVENT time: 461.886597, <text:s/>type: 2, fromlayer3 <text:s/>entity: 1</text:p>
      <text:p text:style-name="P1">[1] Recieved: seq = 6 ack = 6 checksum = 7d7 iiiiiiiiiiiiiiiiiii</text:p>
      <text:p text:style-name="P1"/>
      <text:p text:style-name="P1">EVENT time: 463.654633, <text:s/>type: 2, fromlayer3 <text:s/>entity: 0</text:p>
      <text:p text:style-name="P1">[0] Recieved: seq = 0 ack = 7 checksum = 890 Zssssssssssssssssss</text:p>
      <text:p text:style-name="P1"/>
      <text:p text:style-name="P1">EVENT time: 464.490936, <text:s/>type: 0, timerinterrupt <text:s text:c="2"/>entity: 0</text:p>
      <text:p text:style-name="P1"><text:s text:c="10"/>TOLAYER3: packet being lost</text:p>
      <text:p text:style-name="P1"><text:s text:c="10"/>TOLAYER3: packet being corrupted</text:p>
      <text:p text:style-name="P1"/>
      <text:p text:style-name="P1">EVENT time: 464.490936, <text:s/>type: 0, timerinterrupt <text:s text:c="2"/>entity: 0</text:p>
      <text:p text:style-name="P1"><text:s text:c="10"/>TOLAYER3: packet being lost</text:p>
      <text:p text:style-name="P1"/>
      <text:p text:style-name="P1">EVENT time: 465.135254, <text:s/>type: 2, fromlayer3 <text:s/>entity: 0</text:p>
      <text:p text:style-name="P1">[0] Recieved: seq = 999999 ack = 7 checksum = 837 nnnnnnnnnnnnnnnnnnn</text:p>
      <text:p text:style-name="P1"/>
      <text:p text:style-name="P1">EVENT time: 467.948792, <text:s/>type: 2, fromlayer3 <text:s/>entity: 1</text:p>
      <text:p text:style-name="P1">[1] Recieved: seq = 7 ack = 6 checksum = 84a ooooooooooooooooooo</text:p>
      <text:p text:style-name="P1"/>
      <text:p text:style-name="P1">EVENT time: 471.632141, <text:s/>type: 2, fromlayer3 <text:s/>entity: 0</text:p>
      <text:p text:style-name="P1">[0] Recieved: seq = 7 ack = 7 checksum = 85e ppppppppppppppppppp</text:p>
      <text:p text:style-name="P1"/>
      <text:p text:style-name="P1"><text:soft-page-break/>EVENT time: 473.558655, <text:s/>type: 2, fromlayer3 <text:s/>entity: 0</text:p>
      <text:p text:style-name="P1">[0] Recieved: seq = 0 ack = 7 checksum = 890 sssssssssssssssssss</text:p>
      <text:p text:style-name="P1"/>
      <text:p text:style-name="P1">EVENT time: 475.946045, <text:s/>type: 0, timerinterrupt <text:s text:c="2"/>entity: 1</text:p>
      <text:p text:style-name="P1">Warning: unable to cancel your timer. It wasn't running.</text:p>
      <text:p text:style-name="P1"/>
      <text:p text:style-name="P1">EVENT time: 477.531219, <text:s/>type: 0, timerinterrupt <text:s text:c="2"/>entity: 1</text:p>
      <text:p text:style-name="P1"><text:s text:c="10"/>TOLAYER3: packet being corrupted</text:p>
      <text:p text:style-name="P1"/>
      <text:p text:style-name="P1">EVENT time: 477.531219, <text:s/>type: 0, timerinterrupt <text:s text:c="2"/>entity: 1</text:p>
      <text:p text:style-name="P1"><text:s text:c="10"/>TOLAYER3: packet being lost</text:p>
      <text:p text:style-name="P1"/>
      <text:p text:style-name="P1">EVENT time: 477.650055, <text:s/>type: 2, fromlayer3 <text:s/>entity: 1</text:p>
      <text:p text:style-name="P1">[1] Recieved: seq = 0 ack = 6 checksum = 869 qqqqqqqqqqqqqqqqqqq</text:p>
      <text:p text:style-name="P1"/>
      <text:p text:style-name="P1">EVENT time: 480.490936, <text:s/>type: 0, timerinterrupt <text:s text:c="2"/>entity: 0</text:p>
      <text:p text:style-name="P1">Warning: unable to cancel your timer. It wasn't running.</text:p>
      <text:p text:style-name="P1"/>
      <text:p text:style-name="P1">EVENT time: 480.490936, <text:s/>type: 0, timerinterrupt <text:s text:c="2"/>entity: 0</text:p>
      <text:p text:style-name="P1"><text:s text:c="10"/>TOLAYER3: packet being corrupted</text:p>
      <text:p text:style-name="P1"><text:s text:c="10"/>TOLAYER3: packet being corrupted</text:p>
      <text:p text:style-name="P1"/>
      <text:p text:style-name="P1">EVENT time: 480.490936, <text:s/>type: 0, timerinterrupt <text:s text:c="2"/>entity: 0</text:p>
      <text:p text:style-name="P1"><text:s text:c="10"/>TOLAYER3: packet being lost</text:p>
      <text:p text:style-name="P1"><text:s text:c="10"/>TOLAYER3: packet being corrupted</text:p>
      <text:p text:style-name="P1"/>
      <text:p text:style-name="P1">EVENT time: 483.182465, <text:s/>type: 2, fromlayer3 <text:s/>entity: 1</text:p>
      <text:p text:style-name="P1">[1] Recieved: seq = 1 ack = 6 checksum = 87d rrrrrrrrrrrrrrrrrrr</text:p>
      <text:p text:style-name="P1"/>
      <text:p text:style-name="P1">EVENT time: 483.416382, <text:s/>type: 2, fromlayer3 <text:s/>entity: 0</text:p>
      <text:p text:style-name="P1">[0] Recieved: seq = -1 ack = 7 checksum = 6 </text:p>
      <text:p text:style-name="P1"/>
      <text:p text:style-name="P1">EVENT time: 487.367615, <text:s/>type: 2, fromlayer3 <text:s/>entity: 1</text:p>
      <text:p text:style-name="P1">[1] Recieved: seq = 2 ack = 6 checksum = 8a4 ttttttttttttttttttt</text:p>
      <text:p text:style-name="P1"/>
      <text:p text:style-name="P1">EVENT time: 488.990326, <text:s/>type: 2, fromlayer3 <text:s/>entity: 1</text:p>
      <text:p text:style-name="P1">[1] Recieved: seq = -1 ack = 6 checksum = 5 </text:p>
      <text:p text:style-name="P1"/>
      <text:p text:style-name="P1">EVENT time: 491.507019, <text:s/>type: 2, fromlayer3 <text:s/>entity: 0</text:p>
      <text:p text:style-name="P1">[0] Recieved: seq = 6 ack = 7 checksum = 837 nnnnnnnnnnnnnnnnnnn</text:p>
      <text:p text:style-name="P1"/>
      <text:p text:style-name="P1">EVENT time: 492.844666, <text:s/>type: 2, fromlayer3 <text:s/>entity: 0</text:p>
      <text:p text:style-name="P1">[0] Recieved: seq = 7 ack = 7 checksum = 85e ppppppppppppppppppp</text:p>
      <text:p text:style-name="P1"/>
      <text:p text:style-name="P1">EVENT time: 493.531219, <text:s/>type: 0, timerinterrupt <text:s text:c="2"/>entity: 1</text:p>
      <text:p text:style-name="P1"/>
      <text:p text:style-name="P1">EVENT time: 493.531219, <text:s/>type: 0, timerinterrupt <text:s text:c="2"/>entity: 1</text:p>
      <text:p text:style-name="P1"/>
      <text:p text:style-name="P1">EVENT time: 493.650055, <text:s/>type: 0, timerinterrupt <text:s text:c="2"/>entity: 1</text:p>
      <text:p text:style-name="P1"><text:soft-page-break/>Warning: unable to cancel your timer. It wasn't running.</text:p>
      <text:p text:style-name="P1"/>
      <text:p text:style-name="P1">EVENT time: 495.145447, <text:s/>type: 2, fromlayer3 <text:s/>entity: 1</text:p>
      <text:p text:style-name="P1">[1] Recieved: seq = 7 ack = 6 checksum = 84a ooooooooooooooooooo</text:p>
      <text:p text:style-name="P1"/>
      <text:p text:style-name="P1">EVENT time: 496.008270, <text:s/>type: 2, fromlayer3 <text:s/>entity: 0</text:p>
      <text:p text:style-name="P1">[0] Recieved: seq = 0 ack = 7 checksum = 890 Zssssssssssssssssss</text:p>
      <text:p text:style-name="P1"/>
      <text:p text:style-name="P1">EVENT time: 496.490936, <text:s/>type: 0, timerinterrupt <text:s text:c="2"/>entity: 0</text:p>
      <text:p text:style-name="P1"><text:s text:c="10"/>TOLAYER3: packet being lost</text:p>
      <text:p text:style-name="P1"/>
      <text:p text:style-name="P1">EVENT time: 496.490936, <text:s/>type: 0, timerinterrupt <text:s text:c="2"/>entity: 0</text:p>
      <text:p text:style-name="P1"/>
      <text:p text:style-name="P1">EVENT time: 497.093353, <text:s/>type: 2, fromlayer3 <text:s/>entity: 0</text:p>
      <text:p text:style-name="P1">[0] Recieved: seq = 6 ack = 7 checksum = 837 Znnnnnnnnnnnnnnnnnn</text:p>
      <text:p text:style-name="P1"/>
      <text:p text:style-name="P1">EVENT time: 500.348206, <text:s/>type: 2, fromlayer3 <text:s/>entity: 0</text:p>
      <text:p text:style-name="P1">[0] Recieved: seq = 7 ack = 7 checksum = 85e ppppppppppppppppppp</text:p>
      <text:p text:style-name="P1"/>
      <text:p text:style-name="P1">EVENT time: 504.485718, <text:s/>type: 2, fromlayer3 <text:s/>entity: 1</text:p>
      <text:p text:style-name="P1">[1] Recieved: seq = 0 ack = 6 checksum = 869 qqqqqqqqqqqqqqqqqqq</text:p>
      <text:p text:style-name="P1"/>
      <text:p text:style-name="P1">EVENT time: 508.995422, <text:s/>type: 2, fromlayer3 <text:s/>entity: 1</text:p>
      <text:p text:style-name="P1">[1] Recieved: seq = 1 ack = 6 checksum = 87d rrrrrrrrrrrrrrrrrrr</text:p>
      <text:p text:style-name="P1"/>
      <text:p text:style-name="P1">EVENT time: 509.202301, <text:s/>type: 2, fromlayer3 <text:s/>entity: 0</text:p>
      <text:p text:style-name="P1">[0] Recieved: seq = 0 ack = 7 checksum = 890 sssssssssssssssssss</text:p>
      <text:p text:style-name="P1"/>
      <text:p text:style-name="P1">EVENT time: 509.531219, <text:s/>type: 0, timerinterrupt <text:s text:c="2"/>entity: 1</text:p>
      <text:p text:style-name="P1"><text:s text:c="10"/>TOLAYER3: packet being corrupted</text:p>
      <text:p text:style-name="P1"><text:s text:c="10"/>TOLAYER3: packet being lost</text:p>
      <text:p text:style-name="P1"/>
      <text:p text:style-name="P1">EVENT time: 509.531219, <text:s/>type: 0, timerinterrupt <text:s text:c="2"/>entity: 1</text:p>
      <text:p text:style-name="P1"/>
      <text:p text:style-name="P1">EVENT time: 510.497650, <text:s/>type: 2, fromlayer3 <text:s/>entity: 1</text:p>
      <text:p text:style-name="P1">[1] Recieved: seq = 2 ack = 6 checksum = 8a4 ttttttttttttttttttt</text:p>
      <text:p text:style-name="P1"/>
      <text:p text:style-name="P1">EVENT time: 511.145447, <text:s/>type: 0, timerinterrupt <text:s text:c="2"/>entity: 1</text:p>
      <text:p text:style-name="P1">Warning: unable to cancel your timer. It wasn't running.</text:p>
      <text:p text:style-name="P1"/>
      <text:p text:style-name="P1">EVENT time: 512.490967, <text:s/>type: 0, timerinterrupt <text:s text:c="2"/>entity: 0</text:p>
      <text:p text:style-name="P1"><text:s text:c="10"/>TOLAYER3: packet being corrupted</text:p>
      <text:p text:style-name="P1">Warning: unable to cancel your timer. It wasn't running.</text:p>
      <text:p text:style-name="P1"/>
      <text:p text:style-name="P1">EVENT time: 512.490967, <text:s/>type: 0, timerinterrupt <text:s text:c="2"/>entity: 0</text:p>
      <text:p text:style-name="P1"><text:s text:c="10"/>TOLAYER3: packet being corrupted</text:p>
      <text:p text:style-name="P1"/>
      <text:p text:style-name="P1">EVENT time: 512.490967, <text:s/>type: 0, timerinterrupt <text:s text:c="2"/>entity: 0</text:p>
      <text:p text:style-name="P1"><text:s text:c="10"/>TOLAYER3: packet being lost</text:p>
      <text:p text:style-name="P1"><text:soft-page-break/></text:p>
      <text:p text:style-name="P1">EVENT time: 515.980957, <text:s/>type: 2, fromlayer3 <text:s/>entity: 0</text:p>
      <text:p text:style-name="P1">[0] Recieved: seq = 6 ack = 2 checksum = 832 nnnnnnnnnnnnnnnnnnn</text:p>
      <text:p text:style-name="P3">[0] Acknowledged: seq = 0 ack = 5 checksum = 868 qqqqqqqqqqqqqqqqqqq</text:p>
      <text:p text:style-name="P3">[0] Acknowledged: seq = 1 ack = 5 checksum = 87c rrrrrrrrrrrrrrrrrrr</text:p>
      <text:p text:style-name="P2">[0] Acknowledged: seq = 2 ack = 5 checksum = 8a3 ttttttttttttttttttt</text:p>
      <text:p text:style-name="P1">----------Total number of Acknowledged packet so far on 0 side =&gt; 11 ------------------</text:p>
      <text:p text:style-name="P1"/>
      <text:p text:style-name="P1">EVENT time: 518.349365, <text:s/>type: 2, fromlayer3 <text:s/>entity: 0</text:p>
      <text:p text:style-name="P1">[0] Recieved: seq = 7 ack = 2 checksum = 859 ppppppppppppppppppp</text:p>
      <text:p text:style-name="P1"/>
      <text:p text:style-name="P1">EVENT time: 518.418945, <text:s/>type: 2, fromlayer3 <text:s/>entity: 1</text:p>
      <text:p text:style-name="P1">[1] Recieved: seq = 7 ack = 6 checksum = 84a ooooooooooooooooooo</text:p>
      <text:p text:style-name="P1"/>
      <text:p text:style-name="P1">EVENT time: 522.875061, <text:s/>type: 2, fromlayer3 <text:s/>entity: 0</text:p>
      <text:p text:style-name="P1">[0] Recieved: seq = 0 ack = 2 checksum = 88b sssssssssssssssssss</text:p>
      <text:p text:style-name="P1"/>
      <text:p text:style-name="P1">EVENT time: 525.531250, <text:s/>type: 0, timerinterrupt <text:s text:c="2"/>entity: 1</text:p>
      <text:p text:style-name="P1"><text:s text:c="10"/>TOLAYER3: packet being corrupted</text:p>
      <text:p text:style-name="P1"><text:s text:c="10"/>TOLAYER3: packet being lost</text:p>
      <text:p text:style-name="P1"/>
      <text:p text:style-name="P1">EVENT time: 525.531250, <text:s/>type: 0, timerinterrupt <text:s text:c="2"/>entity: 1</text:p>
      <text:p text:style-name="P1"><text:s text:c="10"/>TOLAYER3: packet being lost</text:p>
      <text:p text:style-name="P1"/>
      <text:p text:style-name="P1">EVENT time: 525.625488, <text:s/>type: 2, fromlayer3 <text:s/>entity: 1</text:p>
      <text:p text:style-name="P1">[1] Recieved: seq = 0 ack = 6 checksum = 869 qqqqqqqqqqqqqqqqqqq</text:p>
      <text:p text:style-name="P1"/>
      <text:p text:style-name="P1">EVENT time: 528.565002, <text:s/>type: 2, fromlayer3 <text:s/>entity: 0</text:p>
      <text:p text:style-name="P1">[0] Recieved: seq = 6 ack = 2 checksum = 832 nnnnnnnnnnnnnnnnnnn</text:p>
      <text:p text:style-name="P1"/>
      <text:p text:style-name="P1">EVENT time: 529.677368, <text:s/>type: 2, fromlayer3 <text:s/>entity: 1</text:p>
      <text:p text:style-name="P1">[1] Recieved: seq = 1 ack = 6 checksum = 87d rrrrrrrrrrrrrrrrrrr</text:p>
      <text:p text:style-name="P1"/>
      <text:p text:style-name="P1">EVENT time: 531.980957, <text:s/>type: 0, timerinterrupt <text:s text:c="2"/>entity: 0</text:p>
      <text:p text:style-name="P1"><text:s text:c="10"/>TOLAYER3: packet being corrupted</text:p>
      <text:p text:style-name="P1">Warning: unable to cancel your timer. It wasn't running.</text:p>
      <text:p text:style-name="P1"/>
      <text:p text:style-name="P1">EVENT time: 534.418945, <text:s/>type: 0, timerinterrupt <text:s text:c="2"/>entity: 1</text:p>
      <text:p text:style-name="P1">Warning: unable to cancel your timer. It wasn't running.</text:p>
      <text:p text:style-name="P1"/>
      <text:p text:style-name="P1">EVENT time: 534.602844, <text:s/>type: 2, fromlayer3 <text:s/>entity: 0</text:p>
      <text:p text:style-name="P1">[0] Recieved: seq = 999999 ack = 2 checksum = 859 ppppppppppppppppppp</text:p>
      <text:p text:style-name="P1"/>
      <text:p text:style-name="P1">EVENT time: 538.311890, <text:s/>type: 2, fromlayer3 <text:s/>entity: 1</text:p>
      <text:p text:style-name="P1">[1] Recieved: seq = 2 ack = 6 checksum = 8a4 ttttttttttttttttttt</text:p>
      <text:p text:style-name="P1"/>
      <text:p text:style-name="P1">EVENT time: 539.257629, <text:s/>type: 2, fromlayer3 <text:s/>entity: 0</text:p>
      <text:p text:style-name="P1">[0] Recieved: seq = -1 ack = 2 checksum = 1 Z</text:p>
      <text:p text:style-name="P1"/>
      <text:p text:style-name="P1"><text:soft-page-break/>EVENT time: 541.064331, <text:s/>type: 2, fromlayer3 <text:s/>entity: 0</text:p>
      <text:p text:style-name="P1">[0] Recieved: seq = 6 ack = 2 checksum = 832 nnnnnnnnnnnnnnnnnnn</text:p>
      <text:p text:style-name="P1"/>
      <text:p text:style-name="P1">EVENT time: 541.531250, <text:s/>type: 0, timerinterrupt <text:s text:c="2"/>entity: 1</text:p>
      <text:p text:style-name="P1"><text:s text:c="10"/>TOLAYER3: packet being corrupted</text:p>
      <text:p text:style-name="P1"/>
      <text:p text:style-name="P1">EVENT time: 541.531250, <text:s/>type: 0, timerinterrupt <text:s text:c="2"/>entity: 1</text:p>
      <text:p text:style-name="P1"><text:s text:c="10"/>TOLAYER3: packet being lost</text:p>
      <text:p text:style-name="P1"/>
      <text:p text:style-name="P1">EVENT time: 546.557190, <text:s/>type: 2, fromlayer3 <text:s/>entity: 0</text:p>
      <text:p text:style-name="P1">[0] Recieved: seq = 0 ack = 2 checksum = 88b sssssssssssssssssss</text:p>
      <text:p text:style-name="P1"/>
      <text:p text:style-name="P1">EVENT time: 547.753723, <text:s/>type: 2, fromlayer3 <text:s/>entity: 0</text:p>
      <text:p text:style-name="P1">[0] Recieved: seq = 6 ack = 2 checksum = 832 nnnnnnnnnnnnnnnnnnn</text:p>
      <text:p text:style-name="P1"/>
      <text:p text:style-name="P1">EVENT time: 548.225159, <text:s/>type: 2, fromlayer3 <text:s/>entity: 1</text:p>
      <text:p text:style-name="P1">[1] Recieved: seq = 7 ack = 6 checksum = 84a ooooooooooooooooooo</text:p>
      <text:p text:style-name="P1"/>
      <text:p text:style-name="P1">EVENT time: 552.801514, <text:s/>type: 2, fromlayer3 <text:s/>entity: 1</text:p>
      <text:p text:style-name="P1">[1] Recieved: seq = 0 ack = 6 checksum = 869 qqqqqqqqqqqqqqqqqqq</text:p>
      <text:p text:style-name="P1"/>
      <text:p text:style-name="P1">EVENT time: 554.311890, <text:s/>type: 0, timerinterrupt <text:s text:c="2"/>entity: 1</text:p>
      <text:p text:style-name="P1">Warning: unable to cancel your timer. It wasn't running.</text:p>
      <text:p text:style-name="P1"/>
      <text:p text:style-name="P1">EVENT time: 555.959656, <text:s/>type: 2, fromlayer3 <text:s/>entity: 1</text:p>
      <text:p text:style-name="P1">[1] Recieved: seq = 1 ack = 6 checksum = 87d rrrrrrrrrrrrrrrrrrr</text:p>
      <text:p text:style-name="P1"/>
      <text:p text:style-name="P1">EVENT time: 557.064331, <text:s/>type: 0, timerinterrupt <text:s text:c="2"/>entity: 0</text:p>
      <text:p text:style-name="P1">Warning: unable to cancel your timer. It wasn't running.</text:p>
      <text:p text:style-name="P1"/>
      <text:p text:style-name="P1">EVENT time: 557.230835, <text:s/>type: 2, fromlayer3 <text:s/>entity: 0</text:p>
      <text:p text:style-name="P1">[0] Recieved: seq = 7 ack = 2 checksum = 859 ppppppppppppppppppp</text:p>
      <text:p text:style-name="P1"/>
      <text:p text:style-name="P1">EVENT time: 557.531250, <text:s/>type: 0, timerinterrupt <text:s text:c="2"/>entity: 1</text:p>
      <text:p text:style-name="P1"/>
      <text:p text:style-name="P1">EVENT time: 557.531250, <text:s/>type: 0, timerinterrupt <text:s text:c="2"/>entity: 1</text:p>
      <text:p text:style-name="P1"/>
      <text:p text:style-name="P1">EVENT time: 558.945496, <text:s/>type: 2, fromlayer3 <text:s/>entity: 0</text:p>
      <text:p text:style-name="P1">[0] Recieved: seq = 6 ack = 2 checksum = 832 nnnnnnnnnnnnnnnnnnn</text:p>
      <text:p text:style-name="P1"/>
      <text:p text:style-name="P1">EVENT time: 565.616089, <text:s/>type: 2, fromlayer3 <text:s/>entity: 1</text:p>
      <text:p text:style-name="P1">[1] Recieved: seq = 7 ack = 6 checksum = 84a ooooooooooooooooooo</text:p>
      <text:p text:style-name="P1"/>
      <text:p text:style-name="P1">EVENT time: 565.752075, <text:s/>type: 2, fromlayer3 <text:s/>entity: 0</text:p>
      <text:p text:style-name="P1">[0] Recieved: seq = 7 ack = 2 checksum = 859 ppppppppppppppppppp</text:p>
      <text:p text:style-name="P1"/>
      <text:p text:style-name="P1">EVENT time: 568.153259, <text:s/>type: 2, fromlayer3 <text:s/>entity: 1</text:p>
      <text:p text:style-name="P1">[1] Recieved: seq = 1 ack = 6 checksum = 87d rrrrrrrrrrrrrrrrrrr</text:p>
      <text:p text:style-name="P1"/>
      <text:p text:style-name="P1"><text:soft-page-break/>EVENT time: 570.013611, <text:s/>type: 2, fromlayer3 <text:s/>entity: 1</text:p>
      <text:p text:style-name="P1">[1] Recieved: seq = 2 ack = 6 checksum = 8a4 ttttttttttttttttttt</text:p>
      <text:p text:style-name="P1"/>
      <text:p text:style-name="P1">EVENT time: 571.959656, <text:s/>type: 0, timerinterrupt <text:s text:c="2"/>entity: 1</text:p>
      <text:p text:style-name="P1"><text:s text:c="10"/>TOLAYER3: packet being lost</text:p>
      <text:p text:style-name="P1">Warning: unable to cancel your timer. It wasn't running.</text:p>
      <text:p text:style-name="P1"/>
      <text:p text:style-name="P1">EVENT time: 573.230835, <text:s/>type: 0, timerinterrupt <text:s text:c="2"/>entity: 0</text:p>
      <text:p text:style-name="P1">Warning: unable to cancel your timer. It wasn't running.</text:p>
      <text:p text:style-name="P1"/>
      <text:p text:style-name="P1">EVENT time: 573.531250, <text:s/>type: 0, timerinterrupt <text:s text:c="2"/>entity: 1</text:p>
      <text:p text:style-name="P1"><text:s text:c="10"/>TOLAYER3: packet being corrupted</text:p>
      <text:p text:style-name="P1"/>
      <text:p text:style-name="P1">EVENT time: 573.531250, <text:s/>type: 0, timerinterrupt <text:s text:c="2"/>entity: 1</text:p>
      <text:p text:style-name="P1"><text:s text:c="10"/>TOLAYER3: packet being corrupted</text:p>
      <text:p text:style-name="P1"/>
      <text:p text:style-name="P1">EVENT time: 575.663879, <text:s/>type: 2, fromlayer3 <text:s/>entity: 0</text:p>
      <text:p text:style-name="P1">[0] Recieved: seq = 0 ack = 2 checksum = 88b sssssssssssssssssss</text:p>
      <text:p text:style-name="P1"/>
      <text:p text:style-name="P1">EVENT time: 579.829407, <text:s/>type: 2, fromlayer3 <text:s/>entity: 1</text:p>
      <text:p text:style-name="P1">[1] Recieved: seq = -1 ack = 6 checksum = 5 </text:p>
      <text:p text:style-name="P1"/>
      <text:p text:style-name="P1">EVENT time: 581.199646, <text:s/>type: 2, fromlayer3 <text:s/>entity: 0</text:p>
      <text:p text:style-name="P1">[0] Recieved: seq = 6 ack = 2 checksum = 832 nnnnnnnnnnnnnnnnnnn</text:p>
      <text:p text:style-name="P1"/>
      <text:p text:style-name="P1">EVENT time: 586.592224, <text:s/>type: 2, fromlayer3 <text:s/>entity: 1</text:p>
      <text:p text:style-name="P1">[1] Recieved: seq = 7 ack = 6 checksum = 84a ooooooooooooooooooo</text:p>
      <text:p text:style-name="P1"/>
      <text:p text:style-name="P1">EVENT time: 589.531250, <text:s/>type: 0, timerinterrupt <text:s text:c="2"/>entity: 1</text:p>
      <text:p text:style-name="P1"><text:s text:c="10"/>TOLAYER3: packet being corrupted</text:p>
      <text:p text:style-name="P1"><text:s text:c="10"/>TOLAYER3: packet being lost</text:p>
      <text:p text:style-name="P1"/>
      <text:p text:style-name="P1">EVENT time: 589.531250, <text:s/>type: 0, timerinterrupt <text:s text:c="2"/>entity: 1</text:p>
      <text:p text:style-name="P1"/>
      <text:p text:style-name="P1">EVENT time: 591.027588, <text:s/>type: 2, fromlayer3 <text:s/>entity: 0</text:p>
      <text:p text:style-name="P1">[0] Recieved: seq = 7 ack = 2 checksum = 859 ppppppppppppppppppp</text:p>
      <text:p text:style-name="P1"/>
      <text:p text:style-name="P1">EVENT time: 591.442322, <text:s/>type: 2, fromlayer3 <text:s/>entity: 1</text:p>
      <text:p text:style-name="P1">[1] Recieved: seq = 0 ack = 6 checksum = 869 Zqqqqqqqqqqqqqqqqqq</text:p>
      <text:p text:style-name="P1"/>
      <text:p text:style-name="P1">EVENT time: 591.663879, <text:s/>type: 0, timerinterrupt <text:s text:c="2"/>entity: 0</text:p>
      <text:p text:style-name="P1">Warning: unable to cancel your timer. It wasn't running.</text:p>
      <text:p text:style-name="P1"/>
      <text:p text:style-name="P1">EVENT time: 592.790283, <text:s/>type: 2, fromlayer3 <text:s/>entity: 1</text:p>
      <text:p text:style-name="P1">[1] Recieved: seq = 1 ack = 6 checksum = 87d rrrrrrrrrrrrrrrrrrr</text:p>
      <text:p text:style-name="P1"/>
      <text:p text:style-name="P1">EVENT time: 598.469666, <text:s/>type: 2, fromlayer3 <text:s/>entity: 0</text:p>
      <text:p text:style-name="P1">[0] Recieved: seq = 0 ack = 2 checksum = 88b sssssssssssssssssss</text:p>
      <text:p text:style-name="P1"/>
      <text:p text:style-name="P1"><text:soft-page-break/>EVENT time: 598.818848, <text:s/>type: 2, fromlayer3 <text:s/>entity: 1</text:p>
      <text:p text:style-name="P1">[1] Recieved: seq = 2 ack = 6 checksum = 8a4 ttttttttttttttttttt</text:p>
      <text:p text:style-name="P1"/>
      <text:p text:style-name="P1">EVENT time: 600.880249, <text:s/>type: 2, fromlayer3 <text:s/>entity: 0</text:p>
      <text:p text:style-name="P1">[0] Recieved: seq = -1 ack = 2 checksum = 1 </text:p>
      <text:p text:style-name="P1"/>
      <text:p text:style-name="P1">EVENT time: 601.454468, <text:s/>type: 2, fromlayer3 <text:s/>entity: 1</text:p>
      <text:p text:style-name="P1">[1] Recieved: seq = 7 ack = 6 checksum = 84a ooooooooooooooooooo</text:p>
      <text:p text:style-name="P1"/>
      <text:p text:style-name="P1">EVENT time: 602.592224, <text:s/>type: 0, timerinterrupt <text:s text:c="2"/>entity: 1</text:p>
      <text:p text:style-name="P1">Warning: unable to cancel your timer. It wasn't running.</text:p>
      <text:p text:style-name="P1"/>
      <text:p text:style-name="P1">EVENT time: 602.716675, <text:s/>type: 2, fromlayer3 <text:s/>entity: 0</text:p>
      <text:p text:style-name="P1">[0] Recieved: seq = 6 ack = 2 checksum = 832 nnnnnnnnnnnnnnnnnnn</text:p>
      <text:p text:style-name="P1"/>
      <text:p text:style-name="P1">EVENT time: 605.531250, <text:s/>type: 0, timerinterrupt <text:s text:c="2"/>entity: 1</text:p>
      <text:p text:style-name="P1"/>
      <text:p text:style-name="P1">EVENT time: 605.531250, <text:s/>type: 0, timerinterrupt <text:s text:c="2"/>entity: 1</text:p>
      <text:p text:style-name="P1"/>
      <text:p text:style-name="P1">EVENT time: 606.246033, <text:s/>type: 2, fromlayer3 <text:s/>entity: 0</text:p>
      <text:p text:style-name="P1">[0] Recieved: seq = 7 ack = 2 checksum = 859 ppppppppppppppppppp</text:p>
      <text:p text:style-name="P1"/>
      <text:p text:style-name="P1">EVENT time: 608.016541, <text:s/>type: 2, fromlayer3 <text:s/>entity: 0</text:p>
      <text:p text:style-name="P1">[0] Recieved: seq = 0 ack = 2 checksum = 88b sssssssssssssssssss</text:p>
      <text:p text:style-name="P1"/>
      <text:p text:style-name="P1">EVENT time: 609.069214, <text:s/>type: 2, fromlayer3 <text:s/>entity: 0</text:p>
      <text:p text:style-name="P1">[0] Recieved: seq = 6 ack = 2 checksum = 832 nnnnnnnnnnnnnnnnnnn</text:p>
      <text:p text:style-name="P1"/>
      <text:p text:style-name="P1">EVENT time: 609.610474, <text:s/>type: 2, fromlayer3 <text:s/>entity: 1</text:p>
      <text:p text:style-name="P1">[1] Recieved: seq = 0 ack = 6 checksum = 869 qqqqqqqqqqqqqqqqqqq</text:p>
      <text:p text:style-name="P1"/>
      <text:p text:style-name="P1">EVENT time: 610.641663, <text:s/>type: 2, fromlayer3 <text:s/>entity: 0</text:p>
      <text:p text:style-name="P1">[0] Recieved: seq = 7 ack = 2 checksum = 859 ppppppppppppppppppp</text:p>
      <text:p text:style-name="P1"/>
      <text:p text:style-name="P1">EVENT time: 613.448608, <text:s/>type: 2, fromlayer3 <text:s/>entity: 0</text:p>
      <text:p text:style-name="P1">[0] Recieved: seq = 0 ack = 2 checksum = 88b sssssssssssssssssss</text:p>
      <text:p text:style-name="P1"/>
      <text:p text:style-name="P1">EVENT time: 614.469666, <text:s/>type: 0, timerinterrupt <text:s text:c="2"/>entity: 0</text:p>
      <text:p text:style-name="P1">Warning: unable to cancel your timer. It wasn't running.</text:p>
      <text:p text:style-name="P1"/>
      <text:p text:style-name="P1">EVENT time: 615.163391, <text:s/>type: 2, fromlayer3 <text:s/>entity: 0</text:p>
      <text:p text:style-name="P1">[0] Recieved: seq = 0 ack = 2 checksum = 88b sssssssssssssssssss</text:p>
      <text:p text:style-name="P1"/>
      <text:p text:style-name="P1">EVENT time: 617.863159, <text:s/>type: 2, fromlayer3 <text:s/>entity: 1</text:p>
      <text:p text:style-name="P1">[1] Recieved: seq = 1 ack = 6 checksum = 87d rrrrrrrrrrrrrrrrrrr</text:p>
      <text:p text:style-name="P1"/>
      <text:p text:style-name="P1">EVENT time: 618.685120, <text:s/>type: 2, fromlayer3 <text:s/>entity: 0</text:p>
      <text:p text:style-name="P1">[0] Recieved: seq = 6 ack = 2 checksum = 832 nnnnnnnnnnnnnnnnnnn</text:p>
      <text:p text:style-name="P1"/>
      <text:p text:style-name="P1"><text:soft-page-break/>EVENT time: 619.370728, <text:s/>type: 2, fromlayer3 <text:s/>entity: 1</text:p>
      <text:p text:style-name="P1">[1] Recieved: seq = 2 ack = 6 checksum = 8a4 Ztttttttttttttttttt</text:p>
      <text:p text:style-name="P1"/>
      <text:p text:style-name="P1">EVENT time: 621.531250, <text:s/>type: 0, timerinterrupt <text:s text:c="2"/>entity: 1</text:p>
      <text:p text:style-name="P1"><text:s text:c="10"/>TOLAYER3: packet being lost</text:p>
      <text:p text:style-name="P1"><text:s text:c="10"/>TOLAYER3: packet being corrupted</text:p>
      <text:p text:style-name="P1"/>
      <text:p text:style-name="P1">EVENT time: 621.531250, <text:s/>type: 0, timerinterrupt <text:s text:c="2"/>entity: 1</text:p>
      <text:p text:style-name="P1"><text:s text:c="10"/>TOLAYER3: packet being corrupted</text:p>
      <text:p text:style-name="P1"/>
      <text:p text:style-name="P1">EVENT time: 621.582581, <text:s/>type: 2, fromlayer3 <text:s/>entity: 1</text:p>
      <text:p text:style-name="P1">[1] Recieved: seq = 7 ack = 6 checksum = 84a ooooooooooooooooooo</text:p>
      <text:p text:style-name="P1"/>
      <text:p text:style-name="P1">EVENT time: 622.054810, <text:s/>type: 2, fromlayer3 <text:s/>entity: 0</text:p>
      <text:p text:style-name="P1">[0] Recieved: seq = 7 ack = 2 checksum = 859 ppppppppppppppppppp</text:p>
      <text:p text:style-name="P1"/>
      <text:p text:style-name="P1">EVENT time: 625.610474, <text:s/>type: 0, timerinterrupt <text:s text:c="2"/>entity: 1</text:p>
      <text:p text:style-name="P1">Warning: unable to cancel your timer. It wasn't running.</text:p>
      <text:p text:style-name="P1"/>
      <text:p text:style-name="P1">EVENT time: 627.286255, <text:s/>type: 2, fromlayer3 <text:s/>entity: 1</text:p>
      <text:p text:style-name="P1">[1] Recieved: seq = 0 ack = 6 checksum = 869 Zqqqqqqqqqqqqqqqqqq</text:p>
      <text:p text:style-name="P1"/>
      <text:p text:style-name="P1">EVENT time: 630.352234, <text:s/>type: 2, fromlayer3 <text:s/>entity: 0</text:p>
      <text:p text:style-name="P1">[0] Recieved: seq = -1 ack = 2 checksum = 1 </text:p>
      <text:p text:style-name="P1"/>
      <text:p text:style-name="P1">EVENT time: 631.163391, <text:s/>type: 0, timerinterrupt <text:s text:c="2"/>entity: 0</text:p>
      <text:p text:style-name="P1">Warning: unable to cancel your timer. It wasn't running.</text:p>
      <text:p text:style-name="P1"/>
      <text:p text:style-name="P1">EVENT time: 632.171387, <text:s/>type: 2, fromlayer3 <text:s/>entity: 0</text:p>
      <text:p text:style-name="P1">[0] Recieved: seq = 6 ack = 2 checksum = 832 Znnnnnnnnnnnnnnnnnn</text:p>
      <text:p text:style-name="P1"/>
      <text:p text:style-name="P1">EVENT time: 636.396973, <text:s/>type: 2, fromlayer3 <text:s/>entity: 1</text:p>
      <text:p text:style-name="P1">[1] Recieved: seq = 1 ack = 6 checksum = 87d rrrrrrrrrrrrrrrrrrr</text:p>
      <text:p text:style-name="P1"/>
      <text:p text:style-name="P1">EVENT time: 637.531250, <text:s/>type: 0, timerinterrupt <text:s text:c="2"/>entity: 1</text:p>
      <text:p text:style-name="P1"><text:s text:c="10"/>TOLAYER3: packet being lost</text:p>
      <text:p text:style-name="P1"/>
      <text:p text:style-name="P1">EVENT time: 637.531250, <text:s/>type: 0, timerinterrupt <text:s text:c="2"/>entity: 1</text:p>
      <text:p text:style-name="P1"/>
      <text:p text:style-name="P1">EVENT time: 640.232178, <text:s/>type: 2, fromlayer3 <text:s/>entity: 0</text:p>
      <text:p text:style-name="P1">[0] Recieved: seq = 7 ack = 2 checksum = 859 ppppppppppppppppppp</text:p>
      <text:p text:style-name="P1"/>
      <text:p text:style-name="P1">EVENT time: 646.015198, <text:s/>type: 2, fromlayer3 <text:s/>entity: 1</text:p>
      <text:p text:style-name="P1">[1] Recieved: seq = 2 ack = 6 checksum = 8a4 ttttttttttttttttttt</text:p>
      <text:p text:style-name="P1"/>
      <text:p text:style-name="P1">EVENT time: 650.038696, <text:s/>type: 2, fromlayer3 <text:s/>entity: 0</text:p>
      <text:p text:style-name="P1">[0] Recieved: seq = 0 ack = 2 checksum = 88b sssssssssssssssssss</text:p>
      <text:p text:style-name="P1"/>
      <text:p text:style-name="P1">EVENT time: 652.396973, <text:s/>type: 0, timerinterrupt <text:s text:c="2"/>entity: 1</text:p>
      <text:p text:style-name="P1"><text:soft-page-break/><text:s text:c="10"/>TOLAYER3: packet being lost</text:p>
      <text:p text:style-name="P1">Warning: unable to cancel your timer. It wasn't running.</text:p>
      <text:p text:style-name="P1"/>
      <text:p text:style-name="P1">EVENT time: 653.531250, <text:s/>type: 0, timerinterrupt <text:s text:c="2"/>entity: 1</text:p>
      <text:p text:style-name="P1"><text:s text:c="10"/>TOLAYER3: packet being lost</text:p>
      <text:p text:style-name="P1"/>
      <text:p text:style-name="P1">EVENT time: 653.531250, <text:s/>type: 0, timerinterrupt <text:s text:c="2"/>entity: 1</text:p>
      <text:p text:style-name="P1"><text:s text:c="10"/>TOLAYER3: packet being lost</text:p>
      <text:p text:style-name="P1"/>
      <text:p text:style-name="P1">EVENT time: 654.995056, <text:s/>type: 2, fromlayer3 <text:s/>entity: 1</text:p>
      <text:p text:style-name="P1">[1] Recieved: seq = 7 ack = 6 checksum = 84a ooooooooooooooooooo</text:p>
      <text:p text:style-name="P1"/>
      <text:p text:style-name="P1">EVENT time: 656.133728, <text:s/>type: 2, fromlayer3 <text:s/>entity: 0</text:p>
      <text:p text:style-name="P1">[0] Recieved: seq = 6 ack = 2 checksum = 832 nnnnnnnnnnnnnnnnnnn</text:p>
      <text:p text:style-name="P1"/>
      <text:p text:style-name="P1">EVENT time: 656.232178, <text:s/>type: 0, timerinterrupt <text:s text:c="2"/>entity: 0</text:p>
      <text:p text:style-name="P1"><text:s text:c="10"/>TOLAYER3: packet being lost</text:p>
      <text:p text:style-name="P1">Warning: unable to cancel your timer. It wasn't running.</text:p>
      <text:p text:style-name="P1"/>
      <text:p text:style-name="P1">EVENT time: 660.434265, <text:s/>type: 2, fromlayer3 <text:s/>entity: 1</text:p>
      <text:p text:style-name="P1">[1] Recieved: seq = 1 ack = 6 checksum = 87d rrrrrrrrrrrrrrrrrrr</text:p>
      <text:p text:style-name="P1"/>
      <text:p text:style-name="P1">EVENT time: 663.470581, <text:s/>type: 2, fromlayer3 <text:s/>entity: 0</text:p>
      <text:p text:style-name="P1">[0] Recieved: seq = 7 ack = 2 checksum = 859 ppppppppppppppppppp</text:p>
      <text:p text:style-name="P1"/>
      <text:p text:style-name="P1">EVENT time: 668.839050, <text:s/>type: 2, fromlayer3 <text:s/>entity: 0</text:p>
      <text:p text:style-name="P1">[0] Recieved: seq = 0 ack = 2 checksum = 88b sssssssssssssssssss</text:p>
      <text:p text:style-name="P1"/>
      <text:p text:style-name="P1">EVENT time: 669.399170, <text:s/>type: 2, fromlayer3 <text:s/>entity: 1</text:p>
      <text:p text:style-name="P1">[1] Recieved: seq = 2 ack = 6 checksum = 8a4 ttttttttttttttttttt</text:p>
      <text:p text:style-name="P1"/>
      <text:p text:style-name="P1">EVENT time: 669.531250, <text:s/>type: 0, timerinterrupt <text:s text:c="2"/>entity: 1</text:p>
      <text:p text:style-name="P1"/>
      <text:p text:style-name="P1">EVENT time: 669.531250, <text:s/>type: 0, timerinterrupt <text:s text:c="2"/>entity: 1</text:p>
      <text:p text:style-name="P1"/>
      <text:p text:style-name="P1">EVENT time: 670.995056, <text:s/>type: 0, timerinterrupt <text:s text:c="2"/>entity: 1</text:p>
      <text:p text:style-name="P1"><text:s text:c="10"/>TOLAYER3: packet being lost</text:p>
      <text:p text:style-name="P1">Warning: unable to cancel your timer. It wasn't running.</text:p>
      <text:p text:style-name="P1"/>
      <text:p text:style-name="P1">EVENT time: 673.447205, <text:s/>type: 2, fromlayer3 <text:s/>entity: 1</text:p>
      <text:p text:style-name="P1">[1] Recieved: seq = -1 ack = 6 checksum = 5 </text:p>
      <text:p text:style-name="P1"/>
      <text:p text:style-name="P1">EVENT time: 673.950562, <text:s/>type: 2, fromlayer3 <text:s/>entity: 0</text:p>
      <text:p text:style-name="P1">[0] Recieved: seq = 7 ack = 2 checksum = 859 ppppppppppppppppppp</text:p>
      <text:p text:style-name="P1"/>
      <text:p text:style-name="P1">EVENT time: 676.475098, <text:s/>type: 2, fromlayer3 <text:s/>entity: 1</text:p>
      <text:p text:style-name="P1">[1] Recieved: seq = 7 ack = 6 checksum = 84a ooooooooooooooooooo</text:p>
      <text:p text:style-name="P1"/>
      <text:p text:style-name="P1">EVENT time: 677.660339, <text:s/>type: 2, fromlayer3 <text:s/>entity: 1</text:p>
      <text:p text:style-name="P1"><text:soft-page-break/>[1] Recieved: seq = 0 ack = 6 checksum = 869 qqqqqqqqqqqqqqqqqqq</text:p>
      <text:p text:style-name="P1"/>
      <text:p text:style-name="P1">EVENT time: 679.470581, <text:s/>type: 0, timerinterrupt <text:s text:c="2"/>entity: 0</text:p>
      <text:p text:style-name="P1"><text:s text:c="10"/>TOLAYER3: packet being lost</text:p>
      <text:p text:style-name="P1">Warning: unable to cancel your timer. It wasn't running.</text:p>
      <text:p text:style-name="P1"/>
      <text:p text:style-name="P1">EVENT time: 681.416077, <text:s/>type: 2, fromlayer3 <text:s/>entity: 0</text:p>
      <text:p text:style-name="P1">[0] Recieved: seq = 7 ack = 2 checksum = 859 ppppppppppppppppppp</text:p>
      <text:p text:style-name="P1"/>
      <text:p text:style-name="P1">EVENT time: 681.943176, <text:s/>type: 2, fromlayer3 <text:s/>entity: 1</text:p>
      <text:p text:style-name="P1">[1] Recieved: seq = 1 ack = 6 checksum = 87d rrrrrrrrrrrrrrrrrrr</text:p>
      <text:p text:style-name="P1"/>
      <text:p text:style-name="P1">EVENT time: 685.531250, <text:s/>type: 0, timerinterrupt <text:s text:c="2"/>entity: 1</text:p>
      <text:p text:style-name="P1"><text:s text:c="10"/>TOLAYER3: packet being corrupted</text:p>
      <text:p text:style-name="P1"/>
      <text:p text:style-name="P1">EVENT time: 685.531250, <text:s/>type: 0, timerinterrupt <text:s text:c="2"/>entity: 1</text:p>
      <text:p text:style-name="P1"/>
      <text:p text:style-name="P1">EVENT time: 689.113953, <text:s/>type: 2, fromlayer3 <text:s/>entity: 1</text:p>
      <text:p text:style-name="P1">[1] Recieved: seq = 999999 ack = 6 checksum = 8a4 ttttttttttttttttttt</text:p>
      <text:p text:style-name="P1"/>
      <text:p text:style-name="P1">EVENT time: 690.600769, <text:s/>type: 2, fromlayer3 <text:s/>entity: 0</text:p>
      <text:p text:style-name="P1">[0] Recieved: seq = 0 ack = 2 checksum = 88b Zssssssssssssssssss</text:p>
      <text:p text:style-name="P1"/>
      <text:p text:style-name="P1">EVENT time: 692.475098, <text:s/>type: 0, timerinterrupt <text:s text:c="2"/>entity: 1</text:p>
      <text:p text:style-name="P1">Warning: unable to cancel your timer. It wasn't running.</text:p>
      <text:p text:style-name="P1"/>
      <text:p text:style-name="P1">EVENT time: 697.416077, <text:s/>type: 0, timerinterrupt <text:s text:c="2"/>entity: 0</text:p>
      <text:p text:style-name="P1">Warning: unable to cancel your timer. It wasn't running.</text:p>
      <text:p text:style-name="P1"/>
      <text:p text:style-name="P1">EVENT time: 698.856018, <text:s/>type: 2, fromlayer3 <text:s/>entity: 1</text:p>
      <text:p text:style-name="P1">[1] Recieved: seq = 7 ack = 6 checksum = 84a ooooooooooooooooooo</text:p>
      <text:p text:style-name="P1"/>
      <text:p text:style-name="P1">EVENT time: 699.092285, <text:s/>type: 2, fromlayer3 <text:s/>entity: 0</text:p>
      <text:p text:style-name="P1">[0] Recieved: seq = 7 ack = 2 checksum = 859 ppppppppppppppppppp</text:p>
      <text:p text:style-name="P1"/>
      <text:p text:style-name="P1">EVENT time: 700.357117, <text:s/>type: 2, fromlayer3 <text:s/>entity: 1</text:p>
      <text:p text:style-name="P1">[1] Recieved: seq = 0 ack = 6 checksum = 869 qqqqqqqqqqqqqqqqqqq</text:p>
      <text:p text:style-name="P1"/>
      <text:p text:style-name="P1">EVENT time: 701.531250, <text:s/>type: 0, timerinterrupt <text:s text:c="2"/>entity: 1</text:p>
      <text:p text:style-name="P1"/>
      <text:p text:style-name="P1">EVENT time: 701.531250, <text:s/>type: 0, timerinterrupt <text:s text:c="2"/>entity: 1</text:p>
      <text:p text:style-name="P1"/>
      <text:p text:style-name="P1">EVENT time: 707.460754, <text:s/>type: 2, fromlayer3 <text:s/>entity: 1</text:p>
      <text:p text:style-name="P1">[1] Recieved: seq = 2 ack = 999999 checksum = 8a4 ttttttttttttttttttt</text:p>
      <text:p text:style-name="P1"/>
      <text:p text:style-name="P1">EVENT time: 708.996704, <text:s/>type: 2, fromlayer3 <text:s/>entity: 0</text:p>
      <text:p text:style-name="P1">[0] Recieved: seq = 0 ack = 2 checksum = 88b sssssssssssssssssss</text:p>
      <text:p text:style-name="P1"/>
      <text:p text:style-name="P1">EVENT time: 712.854919, <text:s/>type: 2, fromlayer3 <text:s/>entity: 1</text:p>
      <text:p text:style-name="P1"><text:soft-page-break/>[1] Recieved: seq = 999999 ack = 7 checksum = 84b ooooooooooooooooooo</text:p>
      <text:p text:style-name="P1"/>
      <text:p text:style-name="P1">EVENT time: 714.550049, <text:s/>type: 2, fromlayer3 <text:s/>entity: 0</text:p>
      <text:p text:style-name="P1">[0] Recieved: seq = 7 ack = 2 checksum = 859 Zpppppppppppppppppp</text:p>
      <text:p text:style-name="P1"/>
      <text:p text:style-name="P1">EVENT time: 714.856018, <text:s/>type: 0, timerinterrupt <text:s text:c="2"/>entity: 1</text:p>
      <text:p text:style-name="P1"><text:s text:c="10"/>TOLAYER3: packet being corrupted</text:p>
      <text:p text:style-name="P1">Warning: unable to cancel your timer. It wasn't running.</text:p>
      <text:p text:style-name="P1"/>
      <text:p text:style-name="P1">EVENT time: 715.092285, <text:s/>type: 0, timerinterrupt <text:s text:c="2"/>entity: 0</text:p>
      <text:p text:style-name="P1">Warning: unable to cancel your timer. It wasn't running.</text:p>
      <text:p text:style-name="P1"/>
      <text:p text:style-name="P1">EVENT time: 717.174622, <text:s/>type: 2, fromlayer3 <text:s/>entity: 0</text:p>
      <text:p text:style-name="P1">[0] Recieved: seq = 0 ack = 2 checksum = 88b sssssssssssssssssss</text:p>
      <text:p text:style-name="P1"/>
      <text:p text:style-name="P1">EVENT time: 717.531250, <text:s/>type: 0, timerinterrupt <text:s text:c="2"/>entity: 1</text:p>
      <text:p text:style-name="P1"><text:s text:c="10"/>TOLAYER3: packet being corrupted</text:p>
      <text:p text:style-name="P1"><text:s text:c="10"/>TOLAYER3: packet being lost</text:p>
      <text:p text:style-name="P1"/>
      <text:p text:style-name="P1">EVENT time: 717.531250, <text:s/>type: 0, timerinterrupt <text:s text:c="2"/>entity: 1</text:p>
      <text:p text:style-name="P1"><text:s text:c="10"/>TOLAYER3: packet being lost</text:p>
      <text:p text:style-name="P1"/>
      <text:p text:style-name="P1">EVENT time: 721.096069, <text:s/>type: 2, fromlayer3 <text:s/>entity: 1</text:p>
      <text:p text:style-name="P1">[1] Recieved: seq = 0 ack = 7 checksum = 86a qqqqqqqqqqqqqqqqqqq</text:p>
      <text:p text:style-name="P2">[1] Acknowledged: seq = 7 ack = 4 checksum = 85b ppppppppppppppppppp</text:p>
      <text:p text:style-name="P1">----------Total number of Acknowledged packet so far on 1 side =&gt; 8 ------------------</text:p>
      <text:p text:style-name="P1"/>
      <text:p text:style-name="P1">EVENT time: 725.135620, <text:s/>type: 2, fromlayer3 <text:s/>entity: 0</text:p>
      <text:p text:style-name="P1">[0] Recieved: seq = 7 ack = 2 checksum = 859 Zpppppppppppppppppp</text:p>
      <text:p text:style-name="P1"/>
      <text:p text:style-name="P1">EVENT time: 730.378235, <text:s/>type: 2, fromlayer3 <text:s/>entity: 1</text:p>
      <text:p text:style-name="P1">[1] Recieved: seq = 1 ack = 7 checksum = 87e rrrrrrrrrrrrrrrrrrr</text:p>
      <text:p text:style-name="P1"/>
      <text:p text:style-name="P1">EVENT time: 731.589722, <text:s/>type: 2, fromlayer3 <text:s/>entity: 0</text:p>
      <text:p text:style-name="P1">[0] Recieved: seq = 0 ack = 2 checksum = 88b sssssssssssssssssss</text:p>
      <text:p text:style-name="P1"/>
      <text:p text:style-name="P1">EVENT time: 731.898010, <text:s/>type: 2, fromlayer3 <text:s/>entity: 1</text:p>
      <text:p text:style-name="P1">[1] Recieved: seq = 2 ack = 7 checksum = 8a5 ttttttttttttttttttt</text:p>
      <text:p text:style-name="P1"/>
      <text:p text:style-name="P1">EVENT time: 733.174622, <text:s/>type: 0, timerinterrupt <text:s text:c="2"/>entity: 0</text:p>
      <text:p text:style-name="P1">Warning: unable to cancel your timer. It wasn't running.</text:p>
      <text:p text:style-name="P1"/>
      <text:p text:style-name="P1">EVENT time: 733.531250, <text:s/>type: 0, timerinterrupt <text:s text:c="2"/>entity: 1</text:p>
      <text:p text:style-name="P1"><text:s text:c="10"/>TOLAYER3: packet being corrupted</text:p>
      <text:p text:style-name="P1"/>
      <text:p text:style-name="P1">EVENT time: 734.132446, <text:s/>type: 2, fromlayer3 <text:s/>entity: 1</text:p>
      <text:p text:style-name="P1">[1] Recieved: seq = 7 ack = 7 checksum = 84b ooooooooooooooooooo</text:p>
      <text:p text:style-name="P1"/>
      <text:p text:style-name="P1">EVENT time: 738.940369, <text:s/>type: 2, fromlayer3 <text:s/>entity: 0</text:p>
      <text:p text:style-name="P1"><text:soft-page-break/>[0] Recieved: seq = 7 ack = 2 checksum = 859 ppppppppppppppppppp</text:p>
      <text:p text:style-name="P1"/>
      <text:p text:style-name="P1">EVENT time: 742.173462, <text:s/>type: 2, fromlayer3 <text:s/>entity: 1</text:p>
      <text:p text:style-name="P1">[1] Recieved: seq = 0 ack = 7 checksum = 86a Zqqqqqqqqqqqqqqqqqq</text:p>
      <text:p text:style-name="P1"/>
      <text:p text:style-name="P1">EVENT time: 743.356812, <text:s/>type: 2, fromlayer3 <text:s/>entity: 1</text:p>
      <text:p text:style-name="P1">[1] Recieved: seq = 1 ack = 7 checksum = 87e rrrrrrrrrrrrrrrrrrr</text:p>
      <text:p text:style-name="P1"/>
      <text:p text:style-name="P1">EVENT time: 747.915588, <text:s/>type: 2, fromlayer3 <text:s/>entity: 0</text:p>
      <text:p text:style-name="P1">[0] Recieved: seq = 0 ack = 2 checksum = 88b sssssssssssssssssss</text:p>
      <text:p text:style-name="P1"/>
      <text:p text:style-name="P1">EVENT time: 749.531250, <text:s/>type: 0, timerinterrupt <text:s text:c="2"/>entity: 1</text:p>
      <text:p text:style-name="P1"><text:s text:c="10"/>TOLAYER3: packet being lost</text:p>
      <text:p text:style-name="P1"/>
      <text:p text:style-name="P1">EVENT time: 752.512390, <text:s/>type: 2, fromlayer3 <text:s/>entity: 1</text:p>
      <text:p text:style-name="P1">[1] Recieved: seq = 2 ack = 7 checksum = 8a5 ttttttttttttttttttt</text:p>
      <text:p text:style-name="P1"/>
      <text:p text:style-name="P1">EVENT time: 754.940369, <text:s/>type: 0, timerinterrupt <text:s text:c="2"/>entity: 0</text:p>
      <text:p text:style-name="P1">Warning: unable to cancel your timer. It wasn't running.</text:p>
      <text:p text:style-name="P1"/>
      <text:p text:style-name="P1">EVENT time: 755.385742, <text:s/>type: 2, fromlayer3 <text:s/>entity: 0</text:p>
      <text:p text:style-name="P1">[0] Recieved: seq = 7 ack = 2 checksum = 859 ppppppppppppppppppp</text:p>
      <text:p text:style-name="P1"/>
      <text:p text:style-name="P1">EVENT time: 756.402100, <text:s/>type: 2, fromlayer3 <text:s/>entity: 0</text:p>
      <text:p text:style-name="P1">[0] Recieved: seq = 0 ack = 2 checksum = 88b sssssssssssssssssss</text:p>
      <text:p text:style-name="P1"/>
      <text:p text:style-name="P1">EVENT time: 762.360352, <text:s/>type: 2, fromlayer3 <text:s/>entity: 1</text:p>
      <text:p text:style-name="P1">[1] Recieved: seq = -1 ack = 0 checksum = ffffffff </text:p>
      <text:p text:style-name="P2">[1] Acknowledged: seq = 0 ack = 6 checksum = 88f sssssssssssssssssss</text:p>
      <text:p text:style-name="P1">----------Total number of Acknowledged packet so far on 1 side =&gt; 9 ------------------</text:p>
      <text:p text:style-name="P1"/>
      <text:p text:style-name="P1">EVENT time: 737.096069, <text:s/>type: 0, timerinterrupt <text:s text:c="2"/>entity: 1</text:p>
      <text:p text:style-name="P1">Warning: unable to cancel your timer. It wasn't running.</text:p>
      <text:p text:style-name="P1"/>
      <text:p text:style-name="P1">EVENT time: 766.200684, <text:s/>type: 2, fromlayer3 <text:s/>entity: 0</text:p>
      <text:p text:style-name="P1">[0] Recieved: seq = 0 ack = 2 checksum = 88b sssssssssssssssssss</text:p>
      <text:p text:style-name="P1"/>
      <text:p text:style-name="P1">EVENT time: 770.161194, <text:s/>type: 2, fromlayer3 <text:s/>entity: 1</text:p>
      <text:p text:style-name="P1">[1] Recieved: seq = 7 ack = 0 checksum = 844 ooooooooooooooooooo</text:p>
      <text:p text:style-name="P1"/>
      <text:p text:style-name="P1">EVENT time: 771.385742, <text:s/>type: 0, timerinterrupt <text:s text:c="2"/>entity: 0</text:p>
      <text:p text:style-name="P1">Warning: unable to cancel your timer. It wasn't running.</text:p>
      <text:p text:style-name="P1"/>
      <text:p text:style-name="P1">EVENT time: 771.450684, <text:s/>type: 2, fromlayer3 <text:s/>entity: 1</text:p>
      <text:p text:style-name="P1">[1] Recieved: seq = 0 ack = 0 checksum = 863 qqqqqqqqqqqqqqqqqqq</text:p>
      <text:p text:style-name="P1"/>
      <text:p text:style-name="P1">EVENT time: 775.056763, <text:s/>type: 2, fromlayer3 <text:s/>entity: 1</text:p>
      <text:p text:style-name="P1">[1] Recieved: seq = 1 ack = 0 checksum = 877 rrrrrrrrrrrrrrrrrrr</text:p>
      <text:p text:style-name="P1"/>
      <text:p text:style-name="P1"><text:soft-page-break/>EVENT time: 775.345886, <text:s/>type: 2, fromlayer3 <text:s/>entity: 0</text:p>
      <text:p text:style-name="P1">[0] Recieved: seq = -1 ack = 2 checksum = 1 </text:p>
      <text:p text:style-name="P1"/>
      <text:p text:style-name="P1">EVENT time: 781.846497, <text:s/>type: 2, fromlayer3 <text:s/>entity: 1</text:p>
      <text:p text:style-name="P1">[1] Recieved: seq = 7 ack = 0 checksum = 844 ooooooooooooooooooo</text:p>
      <text:p text:style-name="P1"/>
      <text:p text:style-name="P1">EVENT time: 784.507446, <text:s/>type: 2, fromlayer3 <text:s/>entity: 0</text:p>
      <text:p text:style-name="P1">[0] Recieved: seq = 7 ack = 2 checksum = 859 ppppppppppppppppppp</text:p>
      <text:p text:style-name="P1"/>
      <text:p text:style-name="P1">EVENT time: 786.161194, <text:s/>type: 0, timerinterrupt <text:s text:c="2"/>entity: 1</text:p>
      <text:p text:style-name="P1">Warning: unable to cancel your timer. It wasn't running.</text:p>
      <text:p text:style-name="P1"/>
      <text:p text:style-name="P1">EVENT time: 791.165649, <text:s/>type: 2, fromlayer3 <text:s/>entity: 1</text:p>
      <text:p text:style-name="P1">[1] Recieved: seq = 0 ack = 0 checksum = 863 qqqqqqqqqqqqqqqqqqq</text:p>
      <text:p text:style-name="P1"/>
      <text:p text:style-name="P1">EVENT time: 791.841003, <text:s/>type: 2, fromlayer3 <text:s/>entity: 0</text:p>
      <text:p text:style-name="P1">[0] Recieved: seq = 0 ack = 2 checksum = 88b sssssssssssssssssss</text:p>
      <text:p text:style-name="P1"/>
      <text:p text:style-name="P1">EVENT time: 792.255249, <text:s/>type: 2, fromlayer3 <text:s/>entity: 1</text:p>
      <text:p text:style-name="P1">[1] Recieved: seq = 1 ack = 0 checksum = 877 rrrrrrrrrrrrrrrrrrr</text:p>
      <text:p text:style-name="P1"/>
      <text:p text:style-name="P1">EVENT time: 793.715271, <text:s/>type: 2, fromlayer3 <text:s/>entity: 1</text:p>
      <text:p text:style-name="P1">[1] Recieved: seq = 1 ack = 0 checksum = 877 rrrrrrrrrrrrrrrrrr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6T02:00:46.343026709</meta:creation-date>
    <dc:date>2019-01-26T02:06:56.398988106</dc:date>
    <meta:editing-duration>PT6M10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32" meta:paragraph-count="1062" meta:word-count="9230" meta:character-count="59714" meta:non-whitespace-character-count="48607"/>
  </office:meta>
</office:document-meta>
</file>